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 definitio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e manipulator was made to traverse a circular tragectory with center at the origin. The radius and max. Velocity of the tragectory was changed as shown below.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Max. Velocity</text:p>
          </table:table-cell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t was observed that increasing velocity has a greater effect on max torque.</text:p>
          </table:table-cell>
          <table:table-cell table:number-columns-repeated="2"/>
        </table:table-row>
      </table:table>
      <table:table table:name="Test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55" calcext:value-type="float">
            <text:p>0.41855</text:p>
          </table:table-cell>
          <table:table-cell/>
          <table:table-cell office:value-type="string" calcext:value-type="string">
            <text:p>Max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412464" calcext:value-type="float">
            <text:p>0.412464</text:p>
          </table:table-cell>
          <table:table-cell/>
          <table:table-cell table:formula="of:=MAX([.B2:.B201])" office:value-type="float" office:value="0.41855" calcext:value-type="float">
            <text:p>0.41855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406231" calcext:value-type="float">
            <text:p>0.406231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399846" calcext:value-type="float">
            <text:p>0.399846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393301" calcext:value-type="float">
            <text:p>0.393301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386592" calcext:value-type="float">
            <text:p>0.386592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379711" calcext:value-type="float">
            <text:p>0.379711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372652" calcext:value-type="float">
            <text:p>0.372652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365407" calcext:value-type="float">
            <text:p>0.365407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35797" calcext:value-type="float">
            <text:p>0.35797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350335" calcext:value-type="float">
            <text:p>0.350335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342493" calcext:value-type="float">
            <text:p>0.342493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33444" calcext:value-type="float">
            <text:p>0.33444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326169" calcext:value-type="float">
            <text:p>0.326169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317674" calcext:value-type="float">
            <text:p>0.317674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308951" calcext:value-type="float">
            <text:p>0.308951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299994" calcext:value-type="float">
            <text:p>0.299994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290802" calcext:value-type="float">
            <text:p>0.290802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28137" calcext:value-type="float">
            <text:p>0.28137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271697" calcext:value-type="float">
            <text:p>0.271697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261781" calcext:value-type="float">
            <text:p>0.261781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251624" calcext:value-type="float">
            <text:p>0.251624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241225" calcext:value-type="float">
            <text:p>0.241225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230588" calcext:value-type="float">
            <text:p>0.230588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219715" calcext:value-type="float">
            <text:p>0.219715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208612" calcext:value-type="float">
            <text:p>0.208612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197284" calcext:value-type="float">
            <text:p>0.197284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18574" calcext:value-type="float">
            <text:p>0.18574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173987" calcext:value-type="float">
            <text:p>0.173987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162037" calcext:value-type="float">
            <text:p>0.162037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1499" calcext:value-type="float">
            <text:p>0.1499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137591" calcext:value-type="float">
            <text:p>0.137591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125124" calcext:value-type="float">
            <text:p>0.125124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112514" calcext:value-type="float">
            <text:p>0.112514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0997806" calcext:value-type="float">
            <text:p>0.0997806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0.0869414" calcext:value-type="float">
            <text:p>0.0869414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0.074017" calcext:value-type="float">
            <text:p>0.074017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0.0610294" calcext:value-type="float">
            <text:p>0.0610294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0.0480014" calcext:value-type="float">
            <text:p>0.0480014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0.0349575" calcext:value-type="float">
            <text:p>0.0349575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0.021923" calcext:value-type="float">
            <text:p>0.021923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0.00892437" calcext:value-type="float">
            <text:p>0.00892437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-0.00401078" calcext:value-type="float">
            <text:p>-0.00401078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-0.016854" calcext:value-type="float">
            <text:p>-0.016854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-0.0295762" calcext:value-type="float">
            <text:p>-0.0295762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-0.0421474" calcext:value-type="float">
            <text:p>-0.0421474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-0.0545371" calcext:value-type="float">
            <text:p>-0.0545371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667144" calcext:value-type="float">
            <text:p>-0.0667144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786479" calcext:value-type="float">
            <text:p>-0.0786479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903063" calcext:value-type="float">
            <text:p>-0.0903063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101658" calcext:value-type="float">
            <text:p>-0.101658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112671" calcext:value-type="float">
            <text:p>-0.112671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123315" calcext:value-type="float">
            <text:p>-0.123315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133559" calcext:value-type="float">
            <text:p>-0.133559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143371" calcext:value-type="float">
            <text:p>-0.143371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152722" calcext:value-type="float">
            <text:p>-0.152722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161582" calcext:value-type="float">
            <text:p>-0.161582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169924" calcext:value-type="float">
            <text:p>-0.169924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177719" calcext:value-type="float">
            <text:p>-0.177719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184941" calcext:value-type="float">
            <text:p>-0.184941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191564" calcext:value-type="float">
            <text:p>-0.191564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197565" calcext:value-type="float">
            <text:p>-0.197565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20292" calcext:value-type="float">
            <text:p>-0.20292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207608" calcext:value-type="float">
            <text:p>-0.207608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211609" calcext:value-type="float">
            <text:p>-0.211609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214905" calcext:value-type="float">
            <text:p>-0.214905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217479" calcext:value-type="float">
            <text:p>-0.217479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219317" calcext:value-type="float">
            <text:p>-0.219317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220404" calcext:value-type="float">
            <text:p>-0.220404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220731" calcext:value-type="float">
            <text:p>-0.220731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220287" calcext:value-type="float">
            <text:p>-0.220287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219066" calcext:value-type="float">
            <text:p>-0.219066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217062" calcext:value-type="float">
            <text:p>-0.217062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214272" calcext:value-type="float">
            <text:p>-0.214272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210696" calcext:value-type="float">
            <text:p>-0.210696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206334" calcext:value-type="float">
            <text:p>-0.206334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201191" calcext:value-type="float">
            <text:p>-0.201191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195272" calcext:value-type="float">
            <text:p>-0.195272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188587" calcext:value-type="float">
            <text:p>-0.188587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181146" calcext:value-type="float">
            <text:p>-0.181146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172964" calcext:value-type="float">
            <text:p>-0.172964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164058" calcext:value-type="float">
            <text:p>-0.164058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154447" calcext:value-type="float">
            <text:p>-0.154447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144154" calcext:value-type="float">
            <text:p>-0.144154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133206" calcext:value-type="float">
            <text:p>-0.133206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121632" calcext:value-type="float">
            <text:p>-0.121632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109464" calcext:value-type="float">
            <text:p>-0.109464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0967401" calcext:value-type="float">
            <text:p>-0.0967401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083499" calcext:value-type="float">
            <text:p>-0.083499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0697851" calcext:value-type="float">
            <text:p>-0.0697851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055646" calcext:value-type="float">
            <text:p>-0.055646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411333" calcext:value-type="float">
            <text:p>-0.0411333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263021" calcext:value-type="float">
            <text:p>-0.0263021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-0.0112115" calcext:value-type="float">
            <text:p>-0.0112115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0.00407588" calcext:value-type="float">
            <text:p>0.00407588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0.0194942" calcext:value-type="float">
            <text:p>0.0194942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349745" calcext:value-type="float">
            <text:p>0.0349745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504448" calcext:value-type="float">
            <text:p>0.0504448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658311" calcext:value-type="float">
            <text:p>0.0658311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0810575" calcext:value-type="float">
            <text:p>0.0810575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960466" calcext:value-type="float">
            <text:p>0.0960466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110721" calcext:value-type="float">
            <text:p>0.110721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125001" calcext:value-type="float">
            <text:p>0.125001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138812" calcext:value-type="float">
            <text:p>0.138812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152076" calcext:value-type="float">
            <text:p>0.152076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164721" calcext:value-type="float">
            <text:p>0.164721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176675" calcext:value-type="float">
            <text:p>0.176675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187872" calcext:value-type="float">
            <text:p>0.187872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198249" calcext:value-type="float">
            <text:p>0.198249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207749" calcext:value-type="float">
            <text:p>0.207749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21632" calcext:value-type="float">
            <text:p>0.21632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223917" calcext:value-type="float">
            <text:p>0.223917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230499" calcext:value-type="float">
            <text:p>0.230499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236036" calcext:value-type="float">
            <text:p>0.236036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240501" calcext:value-type="float">
            <text:p>0.240501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243877" calcext:value-type="float">
            <text:p>0.243877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246153" calcext:value-type="float">
            <text:p>0.246153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247326" calcext:value-type="float">
            <text:p>0.247326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247398" calcext:value-type="float">
            <text:p>0.247398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246379" calcext:value-type="float">
            <text:p>0.246379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244286" calcext:value-type="float">
            <text:p>0.244286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24114" calcext:value-type="float">
            <text:p>0.24114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236969" calcext:value-type="float">
            <text:p>0.236969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231806" calcext:value-type="float">
            <text:p>0.231806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225686" calcext:value-type="float">
            <text:p>0.225686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21865" calcext:value-type="float">
            <text:p>0.21865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210742" calcext:value-type="float">
            <text:p>0.210742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202009" calcext:value-type="float">
            <text:p>0.202009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192499" calcext:value-type="float">
            <text:p>0.192499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182263" calcext:value-type="float">
            <text:p>0.182263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171352" calcext:value-type="float">
            <text:p>0.171352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15982" calcext:value-type="float">
            <text:p>0.15982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147718" calcext:value-type="float">
            <text:p>0.147718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1351" calcext:value-type="float">
            <text:p>0.1351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122019" calcext:value-type="float">
            <text:p>0.122019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108526" calcext:value-type="float">
            <text:p>0.108526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946747" calcext:value-type="float">
            <text:p>0.0946747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805142" calcext:value-type="float">
            <text:p>0.0805142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0.0660941" calcext:value-type="float">
            <text:p>0.0660941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0.0514625" calcext:value-type="float">
            <text:p>0.0514625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0.0366661" calcext:value-type="float">
            <text:p>0.0366661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0.0217499" calcext:value-type="float">
            <text:p>0.0217499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0.00675744" calcext:value-type="float">
            <text:p>0.00675744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-0.00826949" calcext:value-type="float">
            <text:p>-0.00826949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-0.0232908" calcext:value-type="float">
            <text:p>-0.0232908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-0.0382683" calcext:value-type="float">
            <text:p>-0.0382683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-0.0531653" calcext:value-type="float">
            <text:p>-0.0531653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-0.0679474" calcext:value-type="float">
            <text:p>-0.0679474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-0.0825816" calcext:value-type="float">
            <text:p>-0.0825816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0970372" calcext:value-type="float">
            <text:p>-0.0970372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111285" calcext:value-type="float">
            <text:p>-0.111285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125298" calcext:value-type="float">
            <text:p>-0.125298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139051" calcext:value-type="float">
            <text:p>-0.139051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152521" calcext:value-type="float">
            <text:p>-0.152521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165686" calcext:value-type="float">
            <text:p>-0.165686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178526" calcext:value-type="float">
            <text:p>-0.178526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191025" calcext:value-type="float">
            <text:p>-0.191025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203166" calcext:value-type="float">
            <text:p>-0.203166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214936" calcext:value-type="float">
            <text:p>-0.214936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226323" calcext:value-type="float">
            <text:p>-0.226323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237317" calcext:value-type="float">
            <text:p>-0.237317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24791" calcext:value-type="float">
            <text:p>-0.24791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258095" calcext:value-type="float">
            <text:p>-0.258095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267867" calcext:value-type="float">
            <text:p>-0.267867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277224" calcext:value-type="float">
            <text:p>-0.277224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286165" calcext:value-type="float">
            <text:p>-0.286165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294691" calcext:value-type="float">
            <text:p>-0.294691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302802" calcext:value-type="float">
            <text:p>-0.302802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310504" calcext:value-type="float">
            <text:p>-0.310504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317801" calcext:value-type="float">
            <text:p>-0.317801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324699" calcext:value-type="float">
            <text:p>-0.324699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331208" calcext:value-type="float">
            <text:p>-0.331208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337335" calcext:value-type="float">
            <text:p>-0.337335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343092" calcext:value-type="float">
            <text:p>-0.343092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348491" calcext:value-type="float">
            <text:p>-0.348491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353543" calcext:value-type="float">
            <text:p>-0.353543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358264" calcext:value-type="float">
            <text:p>-0.358264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362667" calcext:value-type="float">
            <text:p>-0.362667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366768" calcext:value-type="float">
            <text:p>-0.366768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370584" calcext:value-type="float">
            <text:p>-0.370584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374131" calcext:value-type="float">
            <text:p>-0.374131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377428" calcext:value-type="float">
            <text:p>-0.377428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380492" calcext:value-type="float">
            <text:p>-0.380492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383344" calcext:value-type="float">
            <text:p>-0.383344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386001" calcext:value-type="float">
            <text:p>-0.386001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388483" calcext:value-type="float">
            <text:p>-0.388483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390811" calcext:value-type="float">
            <text:p>-0.390811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393004" calcext:value-type="float">
            <text:p>-0.393004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395083" calcext:value-type="float">
            <text:p>-0.395083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397069" calcext:value-type="float">
            <text:p>-0.397069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398981" calcext:value-type="float">
            <text:p>-0.398981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400841" calcext:value-type="float">
            <text:p>-0.400841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402669" calcext:value-type="float">
            <text:p>-0.402669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404486" calcext:value-type="float">
            <text:p>-0.404486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406311" calcext:value-type="float">
            <text:p>-0.406311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408165" calcext:value-type="float">
            <text:p>-0.408165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410068" calcext:value-type="float">
            <text:p>-0.410068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412039" calcext:value-type="float">
            <text:p>-0.412039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414097" calcext:value-type="float">
            <text:p>-0.414097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416261" calcext:value-type="float">
            <text:p>-0.416261</text:p>
          </table:table-cell>
          <table:table-cell table:number-columns-repeated="2"/>
        </table:table-row>
      </table:table>
      <table:table table:name="Test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769" calcext:value-type="float">
            <text:p>0.553769</text:p>
          </table:table-cell>
          <table:table-cell/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546311" calcext:value-type="float">
            <text:p>0.546311</text:p>
          </table:table-cell>
          <table:table-cell/>
          <table:table-cell table:formula="of:=MAX([.B2:.B201])" office:value-type="float" office:value="0.553769" calcext:value-type="float">
            <text:p>0.553769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538649" calcext:value-type="float">
            <text:p>0.538649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530778" calcext:value-type="float">
            <text:p>0.530778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522694" calcext:value-type="float">
            <text:p>0.522694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514393" calcext:value-type="float">
            <text:p>0.514393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505868" calcext:value-type="float">
            <text:p>0.505868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497114" calcext:value-type="float">
            <text:p>0.497114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488124" calcext:value-type="float">
            <text:p>0.488124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478893" calcext:value-type="float">
            <text:p>0.478893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469413" calcext:value-type="float">
            <text:p>0.469413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459677" calcext:value-type="float">
            <text:p>0.459677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449681" calcext:value-type="float">
            <text:p>0.449681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439417" calcext:value-type="float">
            <text:p>0.439417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428881" calcext:value-type="float">
            <text:p>0.428881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418066" calcext:value-type="float">
            <text:p>0.418066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40697" calcext:value-type="float">
            <text:p>0.40697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395588" calcext:value-type="float">
            <text:p>0.395588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383917" calcext:value-type="float">
            <text:p>0.383917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371956" calcext:value-type="float">
            <text:p>0.371956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359703" calcext:value-type="float">
            <text:p>0.359703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34716" calcext:value-type="float">
            <text:p>0.34716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334327" calcext:value-type="float">
            <text:p>0.334327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321208" calcext:value-type="float">
            <text:p>0.321208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307806" calcext:value-type="float">
            <text:p>0.307806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294127" calcext:value-type="float">
            <text:p>0.294127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280179" calcext:value-type="float">
            <text:p>0.280179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26597" calcext:value-type="float">
            <text:p>0.26597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25151" calcext:value-type="float">
            <text:p>0.25151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236811" calcext:value-type="float">
            <text:p>0.236811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221886" calcext:value-type="float">
            <text:p>0.221886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206752" calcext:value-type="float">
            <text:p>0.206752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191425" calcext:value-type="float">
            <text:p>0.191425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175923" calcext:value-type="float">
            <text:p>0.175923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160267" calcext:value-type="float">
            <text:p>0.160267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0.144478" calcext:value-type="float">
            <text:p>0.144478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0.128581" calcext:value-type="float">
            <text:p>0.128581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0.1126" calcext:value-type="float">
            <text:p>0.1126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0.0965624" calcext:value-type="float">
            <text:p>0.0965624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0.0804959" calcext:value-type="float">
            <text:p>0.0804959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0.0644301" calcext:value-type="float">
            <text:p>0.0644301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0.048396" calcext:value-type="float">
            <text:p>0.048396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0.0324255" calcext:value-type="float">
            <text:p>0.0324255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0.016552" calcext:value-type="float">
            <text:p>0.016552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0.000809434" calcext:value-type="float">
            <text:p>0.000809434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-0.014767" calcext:value-type="float">
            <text:p>-0.014767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-0.0301415" calcext:value-type="float">
            <text:p>-0.0301415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452776" calcext:value-type="float">
            <text:p>-0.0452776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601385" calcext:value-type="float">
            <text:p>-0.0601385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746868" calcext:value-type="float">
            <text:p>-0.0746868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0888851" calcext:value-type="float">
            <text:p>-0.0888851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102696" calcext:value-type="float">
            <text:p>-0.102696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116082" calcext:value-type="float">
            <text:p>-0.116082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129006" calcext:value-type="float">
            <text:p>-0.129006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141431" calcext:value-type="float">
            <text:p>-0.141431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153321" calcext:value-type="float">
            <text:p>-0.153321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164641" calcext:value-type="float">
            <text:p>-0.164641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175356" calcext:value-type="float">
            <text:p>-0.175356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185433" calcext:value-type="float">
            <text:p>-0.185433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194838" calcext:value-type="float">
            <text:p>-0.194838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203542" calcext:value-type="float">
            <text:p>-0.203542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211514" calcext:value-type="float">
            <text:p>-0.211514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218725" calcext:value-type="float">
            <text:p>-0.218725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225151" calcext:value-type="float">
            <text:p>-0.225151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230765" calcext:value-type="float">
            <text:p>-0.230765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235545" calcext:value-type="float">
            <text:p>-0.235545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239471" calcext:value-type="float">
            <text:p>-0.239471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242523" calcext:value-type="float">
            <text:p>-0.242523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244686" calcext:value-type="float">
            <text:p>-0.244686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245945" calcext:value-type="float">
            <text:p>-0.245945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246289" calcext:value-type="float">
            <text:p>-0.246289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245708" calcext:value-type="float">
            <text:p>-0.245708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244197" calcext:value-type="float">
            <text:p>-0.244197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241752" calcext:value-type="float">
            <text:p>-0.241752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238373" calcext:value-type="float">
            <text:p>-0.238373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234061" calcext:value-type="float">
            <text:p>-0.234061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228822" calcext:value-type="float">
            <text:p>-0.228822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222665" calcext:value-type="float">
            <text:p>-0.222665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215601" calcext:value-type="float">
            <text:p>-0.215601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207647" calcext:value-type="float">
            <text:p>-0.207647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198822" calcext:value-type="float">
            <text:p>-0.198822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189147" calcext:value-type="float">
            <text:p>-0.189147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17865" calcext:value-type="float">
            <text:p>-0.17865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167361" calcext:value-type="float">
            <text:p>-0.167361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155313" calcext:value-type="float">
            <text:p>-0.155313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142547" calcext:value-type="float">
            <text:p>-0.142547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129103" calcext:value-type="float">
            <text:p>-0.129103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115028" calcext:value-type="float">
            <text:p>-0.115028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100374" calcext:value-type="float">
            <text:p>-0.100374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0851944" calcext:value-type="float">
            <text:p>-0.0851944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0695491" calcext:value-type="float">
            <text:p>-0.0695491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535007" calcext:value-type="float">
            <text:p>-0.0535007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371157" calcext:value-type="float">
            <text:p>-0.0371157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-0.0204647" calcext:value-type="float">
            <text:p>-0.0204647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-0.00362106" calcext:value-type="float">
            <text:p>-0.00362106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0.0133384" calcext:value-type="float">
            <text:p>0.0133384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303343" calcext:value-type="float">
            <text:p>0.0303343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472851" calcext:value-type="float">
            <text:p>0.0472851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641075" calcext:value-type="float">
            <text:p>0.0641075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0807169" calcext:value-type="float">
            <text:p>0.0807169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970281" calcext:value-type="float">
            <text:p>0.0970281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112956" calcext:value-type="float">
            <text:p>0.112956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128416" calcext:value-type="float">
            <text:p>0.128416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143325" calcext:value-type="float">
            <text:p>0.143325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157603" calcext:value-type="float">
            <text:p>0.157603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17117" calcext:value-type="float">
            <text:p>0.17117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183951" calcext:value-type="float">
            <text:p>0.183951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195877" calcext:value-type="float">
            <text:p>0.195877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206881" calcext:value-type="float">
            <text:p>0.206881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216903" calcext:value-type="float">
            <text:p>0.216903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225886" calcext:value-type="float">
            <text:p>0.225886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233784" calcext:value-type="float">
            <text:p>0.233784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240553" calcext:value-type="float">
            <text:p>0.240553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246159" calcext:value-type="float">
            <text:p>0.246159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250574" calcext:value-type="float">
            <text:p>0.250574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253777" calcext:value-type="float">
            <text:p>0.253777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255755" calcext:value-type="float">
            <text:p>0.255755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256501" calcext:value-type="float">
            <text:p>0.256501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256018" calcext:value-type="float">
            <text:p>0.256018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254313" calcext:value-type="float">
            <text:p>0.254313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251399" calcext:value-type="float">
            <text:p>0.251399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247299" calcext:value-type="float">
            <text:p>0.247299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242039" calcext:value-type="float">
            <text:p>0.242039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235651" calcext:value-type="float">
            <text:p>0.235651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228172" calcext:value-type="float">
            <text:p>0.228172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219645" calcext:value-type="float">
            <text:p>0.219645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210113" calcext:value-type="float">
            <text:p>0.210113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199628" calcext:value-type="float">
            <text:p>0.199628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188241" calcext:value-type="float">
            <text:p>0.188241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176006" calcext:value-type="float">
            <text:p>0.176006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16298" calcext:value-type="float">
            <text:p>0.16298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149222" calcext:value-type="float">
            <text:p>0.149222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134791" calcext:value-type="float">
            <text:p>0.134791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119747" calcext:value-type="float">
            <text:p>0.119747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10415" calcext:value-type="float">
            <text:p>0.10415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0880601" calcext:value-type="float">
            <text:p>0.0880601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71538" calcext:value-type="float">
            <text:p>0.071538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546427" calcext:value-type="float">
            <text:p>0.0546427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0.0374325" calcext:value-type="float">
            <text:p>0.0374325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0.0199648" calcext:value-type="float">
            <text:p>0.0199648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0.00229528" calcext:value-type="float">
            <text:p>0.00229528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-0.0155216" calcext:value-type="float">
            <text:p>-0.0155216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-0.0334333" calcext:value-type="float">
            <text:p>-0.0334333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-0.051389" calcext:value-type="float">
            <text:p>-0.051389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-0.0693399" calcext:value-type="float">
            <text:p>-0.0693399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-0.0872393" calcext:value-type="float">
            <text:p>-0.0872393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-0.105043" calcext:value-type="float">
            <text:p>-0.105043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-0.122707" calcext:value-type="float">
            <text:p>-0.122707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-0.140194" calcext:value-type="float">
            <text:p>-0.140194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157464" calcext:value-type="float">
            <text:p>-0.157464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174483" calcext:value-type="float">
            <text:p>-0.174483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191217" calcext:value-type="float">
            <text:p>-0.191217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207636" calcext:value-type="float">
            <text:p>-0.207636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223713" calcext:value-type="float">
            <text:p>-0.223713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239422" calcext:value-type="float">
            <text:p>-0.239422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254739" calcext:value-type="float">
            <text:p>-0.254739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269644" calcext:value-type="float">
            <text:p>-0.269644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284119" calcext:value-type="float">
            <text:p>-0.284119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298148" calcext:value-type="float">
            <text:p>-0.298148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311717" calcext:value-type="float">
            <text:p>-0.311717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324817" calcext:value-type="float">
            <text:p>-0.324817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337437" calcext:value-type="float">
            <text:p>-0.337437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349572" calcext:value-type="float">
            <text:p>-0.349572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361217" calcext:value-type="float">
            <text:p>-0.361217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37237" calcext:value-type="float">
            <text:p>-0.37237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383031" calcext:value-type="float">
            <text:p>-0.383031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393203" calcext:value-type="float">
            <text:p>-0.393203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402888" calcext:value-type="float">
            <text:p>-0.402888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412094" calcext:value-type="float">
            <text:p>-0.412094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420827" calcext:value-type="float">
            <text:p>-0.420827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429097" calcext:value-type="float">
            <text:p>-0.429097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436916" calcext:value-type="float">
            <text:p>-0.436916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444294" calcext:value-type="float">
            <text:p>-0.444294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451248" calcext:value-type="float">
            <text:p>-0.451248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457791" calcext:value-type="float">
            <text:p>-0.457791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46394" calcext:value-type="float">
            <text:p>-0.46394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469714" calcext:value-type="float">
            <text:p>-0.469714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47513" calcext:value-type="float">
            <text:p>-0.47513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48021" calcext:value-type="float">
            <text:p>-0.48021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484973" calcext:value-type="float">
            <text:p>-0.484973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489442" calcext:value-type="float">
            <text:p>-0.489442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493638" calcext:value-type="float">
            <text:p>-0.493638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497584" calcext:value-type="float">
            <text:p>-0.497584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501305" calcext:value-type="float">
            <text:p>-0.501305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504823" calcext:value-type="float">
            <text:p>-0.504823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508164" calcext:value-type="float">
            <text:p>-0.508164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511351" calcext:value-type="float">
            <text:p>-0.511351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514411" calcext:value-type="float">
            <text:p>-0.514411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517367" calcext:value-type="float">
            <text:p>-0.517367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520245" calcext:value-type="float">
            <text:p>-0.520245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523069" calcext:value-type="float">
            <text:p>-0.523069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525866" calcext:value-type="float">
            <text:p>-0.525866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528659" calcext:value-type="float">
            <text:p>-0.528659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531474" calcext:value-type="float">
            <text:p>-0.531474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534334" calcext:value-type="float">
            <text:p>-0.534334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537265" calcext:value-type="float">
            <text:p>-0.537265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540288" calcext:value-type="float">
            <text:p>-0.540288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543428" calcext:value-type="float">
            <text:p>-0.543428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546707" calcext:value-type="float">
            <text:p>-0.546707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550147" calcext:value-type="float">
            <text:p>-0.550147</text:p>
          </table:table-cell>
          <table:table-cell table:number-columns-repeated="2"/>
        </table:table-row>
      </table:table>
      <table:table table:name="Test 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123" calcext:value-type="float">
            <text:p>0.824123</text:p>
          </table:table-cell>
          <table:table-cell/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813912" calcext:value-type="float">
            <text:p>0.813912</text:p>
          </table:table-cell>
          <table:table-cell/>
          <table:table-cell table:formula="of:=MAX([.B2:.B201])" office:value-type="float" office:value="0.824123" calcext:value-type="float">
            <text:p>0.824123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80338" calcext:value-type="float">
            <text:p>0.80338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792529" calcext:value-type="float">
            <text:p>0.792529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781356" calcext:value-type="float">
            <text:p>0.781356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769859" calcext:value-type="float">
            <text:p>0.769859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758036" calcext:value-type="float">
            <text:p>0.758036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745881" calcext:value-type="float">
            <text:p>0.745881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733389" calcext:value-type="float">
            <text:p>0.733389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720555" calcext:value-type="float">
            <text:p>0.720555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707372" calcext:value-type="float">
            <text:p>0.707372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693835" calcext:value-type="float">
            <text:p>0.693835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679937" calcext:value-type="float">
            <text:p>0.679937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665673" calcext:value-type="float">
            <text:p>0.665673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651036" calcext:value-type="float">
            <text:p>0.651036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636021" calcext:value-type="float">
            <text:p>0.636021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620624" calcext:value-type="float">
            <text:p>0.620624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604841" calcext:value-type="float">
            <text:p>0.604841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588669" calcext:value-type="float">
            <text:p>0.588669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572107" calcext:value-type="float">
            <text:p>0.572107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555153" calcext:value-type="float">
            <text:p>0.555153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537809" calcext:value-type="float">
            <text:p>0.537809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520077" calcext:value-type="float">
            <text:p>0.520077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501961" calcext:value-type="float">
            <text:p>0.501961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483466" calcext:value-type="float">
            <text:p>0.483466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464599" calcext:value-type="float">
            <text:p>0.464599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44537" calcext:value-type="float">
            <text:p>0.44537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42579" calcext:value-type="float">
            <text:p>0.42579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405872" calcext:value-type="float">
            <text:p>0.405872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385631" calcext:value-type="float">
            <text:p>0.385631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365085" calcext:value-type="float">
            <text:p>0.365085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344253" calcext:value-type="float">
            <text:p>0.344253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323156" calcext:value-type="float">
            <text:p>0.323156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301818" calcext:value-type="float">
            <text:p>0.301818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280266" calcext:value-type="float">
            <text:p>0.280266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0.258527" calcext:value-type="float">
            <text:p>0.258527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0.236631" calcext:value-type="float">
            <text:p>0.236631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0.214612" calcext:value-type="float">
            <text:p>0.214612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0.192503" calcext:value-type="float">
            <text:p>0.192503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0.170341" calcext:value-type="float">
            <text:p>0.170341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0.148164" calcext:value-type="float">
            <text:p>0.148164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0.126012" calcext:value-type="float">
            <text:p>0.126012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0.103926" calcext:value-type="float">
            <text:p>0.103926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0.0819502" calcext:value-type="float">
            <text:p>0.0819502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0.0601283" calcext:value-type="float">
            <text:p>0.0601283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0.0385065" calcext:value-type="float">
            <text:p>0.0385065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0.0171316" calcext:value-type="float">
            <text:p>0.0171316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0394855" calcext:value-type="float">
            <text:p>-0.00394855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246853" calcext:value-type="float">
            <text:p>-0.0246853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450294" calcext:value-type="float">
            <text:p>-0.0450294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0649313" calcext:value-type="float">
            <text:p>-0.0649313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0843414" calcext:value-type="float">
            <text:p>-0.0843414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10321" calcext:value-type="float">
            <text:p>-0.10321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121487" calcext:value-type="float">
            <text:p>-0.121487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139123" calcext:value-type="float">
            <text:p>-0.139123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156071" calcext:value-type="float">
            <text:p>-0.156071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172282" calcext:value-type="float">
            <text:p>-0.172282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18771" calcext:value-type="float">
            <text:p>-0.18771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202309" calcext:value-type="float">
            <text:p>-0.202309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216036" calcext:value-type="float">
            <text:p>-0.216036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228848" calcext:value-type="float">
            <text:p>-0.228848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240705" calcext:value-type="float">
            <text:p>-0.240705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251569" calcext:value-type="float">
            <text:p>-0.251569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261403" calcext:value-type="float">
            <text:p>-0.261403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270174" calcext:value-type="float">
            <text:p>-0.270174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277851" calcext:value-type="float">
            <text:p>-0.277851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284406" calcext:value-type="float">
            <text:p>-0.284406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289814" calcext:value-type="float">
            <text:p>-0.289814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294053" calcext:value-type="float">
            <text:p>-0.294053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297105" calcext:value-type="float">
            <text:p>-0.297105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298955" calcext:value-type="float">
            <text:p>-0.298955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299592" calcext:value-type="float">
            <text:p>-0.299592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299008" calcext:value-type="float">
            <text:p>-0.299008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2972" calcext:value-type="float">
            <text:p>-0.2972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294169" calcext:value-type="float">
            <text:p>-0.294169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289921" calcext:value-type="float">
            <text:p>-0.289921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284465" calcext:value-type="float">
            <text:p>-0.284465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277815" calcext:value-type="float">
            <text:p>-0.277815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269992" calcext:value-type="float">
            <text:p>-0.269992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261018" calcext:value-type="float">
            <text:p>-0.261018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250924" calcext:value-type="float">
            <text:p>-0.250924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239742" calcext:value-type="float">
            <text:p>-0.239742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227512" calcext:value-type="float">
            <text:p>-0.227512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214279" calcext:value-type="float">
            <text:p>-0.214279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200091" calcext:value-type="float">
            <text:p>-0.200091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185004" calcext:value-type="float">
            <text:p>-0.185004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169077" calcext:value-type="float">
            <text:p>-0.169077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152374" calcext:value-type="float">
            <text:p>-0.152374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134966" calcext:value-type="float">
            <text:p>-0.134966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116926" calcext:value-type="float">
            <text:p>-0.116926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0983346" calcext:value-type="float">
            <text:p>-0.0983346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792738" calcext:value-type="float">
            <text:p>-0.0792738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598311" calcext:value-type="float">
            <text:p>-0.0598311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-0.0400974" calcext:value-type="float">
            <text:p>-0.0400974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-0.0201669" calcext:value-type="float">
            <text:p>-0.0201669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-0.000136432" calcext:value-type="float">
            <text:p>-0.000136432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198948" calcext:value-type="float">
            <text:p>0.0198948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398258" calcext:value-type="float">
            <text:p>0.0398258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595545" calcext:value-type="float">
            <text:p>0.0595545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0789783" calcext:value-type="float">
            <text:p>0.0789783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979949" calcext:value-type="float">
            <text:p>0.0979949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116502" calcext:value-type="float">
            <text:p>0.116502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134401" calcext:value-type="float">
            <text:p>0.134401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151593" calcext:value-type="float">
            <text:p>0.151593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167983" calcext:value-type="float">
            <text:p>0.167983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18348" calcext:value-type="float">
            <text:p>0.18348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197997" calcext:value-type="float">
            <text:p>0.197997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211452" calcext:value-type="float">
            <text:p>0.211452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223769" calcext:value-type="float">
            <text:p>0.223769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234878" calcext:value-type="float">
            <text:p>0.234878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244715" calcext:value-type="float">
            <text:p>0.244715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253223" calcext:value-type="float">
            <text:p>0.253223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260355" calcext:value-type="float">
            <text:p>0.260355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266067" calcext:value-type="float">
            <text:p>0.266067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270327" calcext:value-type="float">
            <text:p>0.270327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27311" calcext:value-type="float">
            <text:p>0.27311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274399" calcext:value-type="float">
            <text:p>0.274399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274184" calcext:value-type="float">
            <text:p>0.274184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272465" calcext:value-type="float">
            <text:p>0.272465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269249" calcext:value-type="float">
            <text:p>0.269249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264549" calcext:value-type="float">
            <text:p>0.264549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258389" calcext:value-type="float">
            <text:p>0.258389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250797" calcext:value-type="float">
            <text:p>0.250797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241809" calcext:value-type="float">
            <text:p>0.241809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231465" calcext:value-type="float">
            <text:p>0.231465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219814" calcext:value-type="float">
            <text:p>0.219814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206908" calcext:value-type="float">
            <text:p>0.206908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192804" calcext:value-type="float">
            <text:p>0.192804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177562" calcext:value-type="float">
            <text:p>0.177562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161249" calcext:value-type="float">
            <text:p>0.161249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143931" calcext:value-type="float">
            <text:p>0.143931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125679" calcext:value-type="float">
            <text:p>0.125679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106566" calcext:value-type="float">
            <text:p>0.106566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0866654" calcext:value-type="float">
            <text:p>0.0866654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0660521" calcext:value-type="float">
            <text:p>0.0660521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0448017" calcext:value-type="float">
            <text:p>0.0448017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229899" calcext:value-type="float">
            <text:p>0.0229899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00692045" calcext:value-type="float">
            <text:p>0.000692045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-0.022017" calcext:value-type="float">
            <text:p>-0.022017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-0.0450636" calcext:value-type="float">
            <text:p>-0.0450636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-0.0683752" calcext:value-type="float">
            <text:p>-0.0683752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-0.0918811" calcext:value-type="float">
            <text:p>-0.0918811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-0.115512" calcext:value-type="float">
            <text:p>-0.115512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-0.139202" calcext:value-type="float">
            <text:p>-0.139202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-0.162886" calcext:value-type="float">
            <text:p>-0.162886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-0.186502" calcext:value-type="float">
            <text:p>-0.186502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-0.209991" calcext:value-type="float">
            <text:p>-0.209991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-0.233298" calcext:value-type="float">
            <text:p>-0.233298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-0.256368" calcext:value-type="float">
            <text:p>-0.256368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279151" calcext:value-type="float">
            <text:p>-0.279151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301602" calcext:value-type="float">
            <text:p>-0.301602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323676" calcext:value-type="float">
            <text:p>-0.323676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345332" calcext:value-type="float">
            <text:p>-0.345332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366535" calcext:value-type="float">
            <text:p>-0.366535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38725" calcext:value-type="float">
            <text:p>-0.38725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407448" calcext:value-type="float">
            <text:p>-0.407448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427101" calcext:value-type="float">
            <text:p>-0.427101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446186" calcext:value-type="float">
            <text:p>-0.446186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464684" calcext:value-type="float">
            <text:p>-0.464684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482578" calcext:value-type="float">
            <text:p>-0.482578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499854" calcext:value-type="float">
            <text:p>-0.499854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516502" calcext:value-type="float">
            <text:p>-0.516502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532515" calcext:value-type="float">
            <text:p>-0.532515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547889" calcext:value-type="float">
            <text:p>-0.547889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562623" calcext:value-type="float">
            <text:p>-0.562623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576717" calcext:value-type="float">
            <text:p>-0.576717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590178" calcext:value-type="float">
            <text:p>-0.590178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603012" calcext:value-type="float">
            <text:p>-0.603012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615228" calcext:value-type="float">
            <text:p>-0.615228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626839" calcext:value-type="float">
            <text:p>-0.626839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637859" calcext:value-type="float">
            <text:p>-0.637859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648304" calcext:value-type="float">
            <text:p>-0.648304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658193" calcext:value-type="float">
            <text:p>-0.658193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667548" calcext:value-type="float">
            <text:p>-0.667548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676389" calcext:value-type="float">
            <text:p>-0.676389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684741" calcext:value-type="float">
            <text:p>-0.684741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692629" calcext:value-type="float">
            <text:p>-0.692629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700081" calcext:value-type="float">
            <text:p>-0.700081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707124" calcext:value-type="float">
            <text:p>-0.707124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713788" calcext:value-type="float">
            <text:p>-0.713788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720104" calcext:value-type="float">
            <text:p>-0.720104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726102" calcext:value-type="float">
            <text:p>-0.726102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731815" calcext:value-type="float">
            <text:p>-0.731815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737275" calcext:value-type="float">
            <text:p>-0.737275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742516" calcext:value-type="float">
            <text:p>-0.742516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747572" calcext:value-type="float">
            <text:p>-0.747572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752477" calcext:value-type="float">
            <text:p>-0.752477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757264" calcext:value-type="float">
            <text:p>-0.757264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761969" calcext:value-type="float">
            <text:p>-0.761969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766625" calcext:value-type="float">
            <text:p>-0.766625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771267" calcext:value-type="float">
            <text:p>-0.771267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775929" calcext:value-type="float">
            <text:p>-0.775929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780644" calcext:value-type="float">
            <text:p>-0.780644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785446" calcext:value-type="float">
            <text:p>-0.785446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790367" calcext:value-type="float">
            <text:p>-0.790367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795439" calcext:value-type="float">
            <text:p>-0.795439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800694" calcext:value-type="float">
            <text:p>-0.800694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806161" calcext:value-type="float">
            <text:p>-0.806161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811869" calcext:value-type="float">
            <text:p>-0.811869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817848" calcext:value-type="float">
            <text:p>-0.817848</text:p>
          </table:table-cell>
          <table:table-cell table:number-columns-repeated="2"/>
        </table:table-row>
      </table:table>
      <table:table table:name="Test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638" calcext:value-type="float">
            <text:p>0.104638</text:p>
          </table:table-cell>
          <table:table-cell/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102661" calcext:value-type="float">
            <text:p>0.102661</text:p>
          </table:table-cell>
          <table:table-cell/>
          <table:table-cell table:formula="of:=MAX([.B2:.B201])" office:value-type="float" office:value="0.109436" calcext:value-type="float">
            <text:p>0.109436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100649" calcext:value-type="float">
            <text:p>0.100649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0985986" calcext:value-type="float">
            <text:p>0.0985986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0965051" calcext:value-type="float">
            <text:p>0.0965051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0943647" calcext:value-type="float">
            <text:p>0.0943647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0921735" calcext:value-type="float">
            <text:p>0.0921735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0899274" calcext:value-type="float">
            <text:p>0.0899274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0876228" calcext:value-type="float">
            <text:p>0.0876228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085256" calcext:value-type="float">
            <text:p>0.085256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0828233" calcext:value-type="float">
            <text:p>0.0828233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0803215" calcext:value-type="float">
            <text:p>0.0803215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0777474" calcext:value-type="float">
            <text:p>0.0777474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075098" calcext:value-type="float">
            <text:p>0.075098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0723706" calcext:value-type="float">
            <text:p>0.0723706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0695629" calcext:value-type="float">
            <text:p>0.0695629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0666726" calcext:value-type="float">
            <text:p>0.0666726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0636982" calcext:value-type="float">
            <text:p>0.0636982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060638" calcext:value-type="float">
            <text:p>0.060638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0574912" calcext:value-type="float">
            <text:p>0.0574912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054257" calcext:value-type="float">
            <text:p>0.054257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0509353" calcext:value-type="float">
            <text:p>0.0509353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0475263" calcext:value-type="float">
            <text:p>0.0475263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0440307" calcext:value-type="float">
            <text:p>0.0440307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0404499" calcext:value-type="float">
            <text:p>0.0404499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0367854" calcext:value-type="float">
            <text:p>0.0367854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0330395" calcext:value-type="float">
            <text:p>0.0330395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0292151" calcext:value-type="float">
            <text:p>0.0292151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0253154" calcext:value-type="float">
            <text:p>0.0253154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0213443" calcext:value-type="float">
            <text:p>0.0213443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0173064" calcext:value-type="float">
            <text:p>0.0173064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0132066" calcext:value-type="float">
            <text:p>0.0132066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0090506" calcext:value-type="float">
            <text:p>0.0090506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00484455" calcext:value-type="float">
            <text:p>0.00484455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000595227" calcext:value-type="float">
            <text:p>0.000595227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-0.00369007" calcext:value-type="float">
            <text:p>-0.00369007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-0.00800346" calcext:value-type="float">
            <text:p>-0.00800346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-0.0123365" calcext:value-type="float">
            <text:p>-0.0123365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-0.0166804" calcext:value-type="float">
            <text:p>-0.0166804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-0.0210256" calcext:value-type="float">
            <text:p>-0.0210256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-0.0253623" calcext:value-type="float">
            <text:p>-0.0253623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-0.0296802" calcext:value-type="float">
            <text:p>-0.0296802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-0.0339684" calcext:value-type="float">
            <text:p>-0.0339684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-0.038216" calcext:value-type="float">
            <text:p>-0.038216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-0.0424114" calcext:value-type="float">
            <text:p>-0.0424114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-0.046543" calcext:value-type="float">
            <text:p>-0.046543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-0.0505986" calcext:value-type="float">
            <text:p>-0.0505986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545663" calcext:value-type="float">
            <text:p>-0.0545663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584335" calcext:value-type="float">
            <text:p>-0.0584335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62188" calcext:value-type="float">
            <text:p>-0.062188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0658171" calcext:value-type="float">
            <text:p>-0.0658171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0693084" calcext:value-type="float">
            <text:p>-0.0693084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0726496" calcext:value-type="float">
            <text:p>-0.0726496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0758283" calcext:value-type="float">
            <text:p>-0.0758283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0788324" calcext:value-type="float">
            <text:p>-0.0788324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0816501" calcext:value-type="float">
            <text:p>-0.0816501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0842698" calcext:value-type="float">
            <text:p>-0.0842698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0866802" calcext:value-type="float">
            <text:p>-0.0866802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0888705" calcext:value-type="float">
            <text:p>-0.0888705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0908303" calcext:value-type="float">
            <text:p>-0.0908303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0925499" calcext:value-type="float">
            <text:p>-0.0925499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0940199" calcext:value-type="float">
            <text:p>-0.0940199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0952316" calcext:value-type="float">
            <text:p>-0.0952316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0961771" calcext:value-type="float">
            <text:p>-0.0961771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0968489" calcext:value-type="float">
            <text:p>-0.0968489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0972407" calcext:value-type="float">
            <text:p>-0.0972407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0973466" calcext:value-type="float">
            <text:p>-0.0973466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0971617" calcext:value-type="float">
            <text:p>-0.0971617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0966818" calcext:value-type="float">
            <text:p>-0.0966818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0959039" calcext:value-type="float">
            <text:p>-0.0959039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0948257" calcext:value-type="float">
            <text:p>-0.0948257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0934458" calcext:value-type="float">
            <text:p>-0.0934458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0917639" calcext:value-type="float">
            <text:p>-0.0917639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0897806" calcext:value-type="float">
            <text:p>-0.0897806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0874976" calcext:value-type="float">
            <text:p>-0.0874976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0849176" calcext:value-type="float">
            <text:p>-0.0849176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0820443" calcext:value-type="float">
            <text:p>-0.0820443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0788824" calcext:value-type="float">
            <text:p>-0.0788824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0754379" calcext:value-type="float">
            <text:p>-0.0754379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0717176" calcext:value-type="float">
            <text:p>-0.0717176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0677295" calcext:value-type="float">
            <text:p>-0.0677295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0634827" calcext:value-type="float">
            <text:p>-0.0634827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0589875" calcext:value-type="float">
            <text:p>-0.0589875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0542552" calcext:value-type="float">
            <text:p>-0.0542552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0492983" calcext:value-type="float">
            <text:p>-0.0492983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0441302" calcext:value-type="float">
            <text:p>-0.0441302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0387658" calcext:value-type="float">
            <text:p>-0.0387658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0332209" calcext:value-type="float">
            <text:p>-0.0332209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0275125" calcext:value-type="float">
            <text:p>-0.0275125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0216587" calcext:value-type="float">
            <text:p>-0.0216587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0156786" calcext:value-type="float">
            <text:p>-0.0156786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0959258" calcext:value-type="float">
            <text:p>-0.00959258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034218" calcext:value-type="float">
            <text:p>-0.0034218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0.00281145" calcext:value-type="float">
            <text:p>0.00281145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0.00908403" calcext:value-type="float">
            <text:p>0.00908403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0.015372" calcext:value-type="float">
            <text:p>0.015372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216506" calcext:value-type="float">
            <text:p>0.0216506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278948" calcext:value-type="float">
            <text:p>0.0278948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340786" calcext:value-type="float">
            <text:p>0.0340786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0401762" calcext:value-type="float">
            <text:p>0.0401762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461614" calcext:value-type="float">
            <text:p>0.0461614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0520082" calcext:value-type="float">
            <text:p>0.0520082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0576906" calcext:value-type="float">
            <text:p>0.0576906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0631834" calcext:value-type="float">
            <text:p>0.0631834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0684619" calcext:value-type="float">
            <text:p>0.0684619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0735023" calcext:value-type="float">
            <text:p>0.0735023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0782819" calcext:value-type="float">
            <text:p>0.0782819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0827793" calcext:value-type="float">
            <text:p>0.0827793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0869748" calcext:value-type="float">
            <text:p>0.0869748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09085" calcext:value-type="float">
            <text:p>0.09085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0943887" calcext:value-type="float">
            <text:p>0.0943887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0975765" calcext:value-type="float">
            <text:p>0.0975765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100401" calcext:value-type="float">
            <text:p>0.100401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102852" calcext:value-type="float">
            <text:p>0.102852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104922" calcext:value-type="float">
            <text:p>0.104922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106606" calcext:value-type="float">
            <text:p>0.106606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107899" calcext:value-type="float">
            <text:p>0.107899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1088" calcext:value-type="float">
            <text:p>0.1088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109312" calcext:value-type="float">
            <text:p>0.109312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109436" calcext:value-type="float">
            <text:p>0.109436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109177" calcext:value-type="float">
            <text:p>0.109177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108544" calcext:value-type="float">
            <text:p>0.108544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107544" calcext:value-type="float">
            <text:p>0.107544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106187" calcext:value-type="float">
            <text:p>0.106187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104485" calcext:value-type="float">
            <text:p>0.104485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102452" calcext:value-type="float">
            <text:p>0.102452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100101" calcext:value-type="float">
            <text:p>0.100101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0974476" calcext:value-type="float">
            <text:p>0.0974476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0945071" calcext:value-type="float">
            <text:p>0.0945071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0912963" calcext:value-type="float">
            <text:p>0.0912963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0878321" calcext:value-type="float">
            <text:p>0.0878321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0841321" calcext:value-type="float">
            <text:p>0.0841321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080214" calcext:value-type="float">
            <text:p>0.080214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0760956" calcext:value-type="float">
            <text:p>0.0760956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0717948" calcext:value-type="float">
            <text:p>0.0717948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0673296" calcext:value-type="float">
            <text:p>0.0673296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627178" calcext:value-type="float">
            <text:p>0.0627178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579769" calcext:value-type="float">
            <text:p>0.0579769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0.0531245" calcext:value-type="float">
            <text:p>0.0531245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0.0481774" calcext:value-type="float">
            <text:p>0.0481774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0.0431525" calcext:value-type="float">
            <text:p>0.0431525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0.0380661" calcext:value-type="float">
            <text:p>0.0380661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0.032934" calcext:value-type="float">
            <text:p>0.032934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0.0277717" calcext:value-type="float">
            <text:p>0.0277717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0.0225941" calcext:value-type="float">
            <text:p>0.0225941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0.0174155" calcext:value-type="float">
            <text:p>0.0174155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0.0122499" calcext:value-type="float">
            <text:p>0.0122499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0.00711055" calcext:value-type="float">
            <text:p>0.00711055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0.00201009" calcext:value-type="float">
            <text:p>0.00201009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00303938" calcext:value-type="float">
            <text:p>-0.00303938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00802638" calcext:value-type="float">
            <text:p>-0.00802638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0129401" calcext:value-type="float">
            <text:p>-0.0129401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0177703" calcext:value-type="float">
            <text:p>-0.0177703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0225075" calcext:value-type="float">
            <text:p>-0.0225075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0271429" calcext:value-type="float">
            <text:p>-0.0271429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0316681" calcext:value-type="float">
            <text:p>-0.0316681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0360758" calcext:value-type="float">
            <text:p>-0.0360758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0403591" calcext:value-type="float">
            <text:p>-0.0403591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0445118" calcext:value-type="float">
            <text:p>-0.0445118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0485286" calcext:value-type="float">
            <text:p>-0.0485286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0524045" calcext:value-type="float">
            <text:p>-0.0524045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0561356" calcext:value-type="float">
            <text:p>-0.0561356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0597184" calcext:value-type="float">
            <text:p>-0.0597184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0631501" calcext:value-type="float">
            <text:p>-0.0631501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0664286" calcext:value-type="float">
            <text:p>-0.0664286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0695525" calcext:value-type="float">
            <text:p>-0.0695525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0725208" calcext:value-type="float">
            <text:p>-0.0725208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0753334" calcext:value-type="float">
            <text:p>-0.0753334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0779906" calcext:value-type="float">
            <text:p>-0.0779906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0804932" calcext:value-type="float">
            <text:p>-0.0804932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0828428" calcext:value-type="float">
            <text:p>-0.0828428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0850412" calcext:value-type="float">
            <text:p>-0.0850412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087091" calcext:value-type="float">
            <text:p>-0.087091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0889951" calcext:value-type="float">
            <text:p>-0.0889951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0907568" calcext:value-type="float">
            <text:p>-0.0907568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09238" calcext:value-type="float">
            <text:p>-0.09238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0938688" calcext:value-type="float">
            <text:p>-0.0938688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0952279" calcext:value-type="float">
            <text:p>-0.0952279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096462" calcext:value-type="float">
            <text:p>-0.096462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0975764" calcext:value-type="float">
            <text:p>-0.0975764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0985766" calcext:value-type="float">
            <text:p>-0.0985766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0994684" calcext:value-type="float">
            <text:p>-0.0994684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100258" calcext:value-type="float">
            <text:p>-0.100258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100951" calcext:value-type="float">
            <text:p>-0.100951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101554" calcext:value-type="float">
            <text:p>-0.101554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102074" calcext:value-type="float">
            <text:p>-0.102074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102517" calcext:value-type="float">
            <text:p>-0.102517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10289" calcext:value-type="float">
            <text:p>-0.10289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103201" calcext:value-type="float">
            <text:p>-0.103201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103455" calcext:value-type="float">
            <text:p>-0.103455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103662" calcext:value-type="float">
            <text:p>-0.103662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103826" calcext:value-type="float">
            <text:p>-0.103826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103956" calcext:value-type="float">
            <text:p>-0.103956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10406" calcext:value-type="float">
            <text:p>-0.10406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104143" calcext:value-type="float">
            <text:p>-0.104143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104214" calcext:value-type="float">
            <text:p>-0.104214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10428" calcext:value-type="float">
            <text:p>-0.10428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104348" calcext:value-type="float">
            <text:p>-0.104348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104426" calcext:value-type="float">
            <text:p>-0.104426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10452" calcext:value-type="float">
            <text:p>-0.10452</text:p>
          </table:table-cell>
          <table:table-cell table:number-columns-repeated="2"/>
        </table:table-row>
      </table:table>
      <table:table table:name="Test 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55" calcext:value-type="float">
            <text:p>0.41855</text:p>
          </table:table-cell>
          <table:table-cell/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412464" calcext:value-type="float">
            <text:p>0.412464</text:p>
          </table:table-cell>
          <table:table-cell/>
          <table:table-cell table:formula="of:=MAX([.B2:.B201])" office:value-type="float" office:value="0.41855" calcext:value-type="float">
            <text:p>0.41855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406231" calcext:value-type="float">
            <text:p>0.406231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399846" calcext:value-type="float">
            <text:p>0.399846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393301" calcext:value-type="float">
            <text:p>0.393301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386592" calcext:value-type="float">
            <text:p>0.386592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379711" calcext:value-type="float">
            <text:p>0.379711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372652" calcext:value-type="float">
            <text:p>0.372652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365407" calcext:value-type="float">
            <text:p>0.365407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35797" calcext:value-type="float">
            <text:p>0.35797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350335" calcext:value-type="float">
            <text:p>0.350335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342493" calcext:value-type="float">
            <text:p>0.342493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33444" calcext:value-type="float">
            <text:p>0.33444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326169" calcext:value-type="float">
            <text:p>0.326169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317674" calcext:value-type="float">
            <text:p>0.317674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308951" calcext:value-type="float">
            <text:p>0.308951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299994" calcext:value-type="float">
            <text:p>0.299994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290802" calcext:value-type="float">
            <text:p>0.290802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28137" calcext:value-type="float">
            <text:p>0.28137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271697" calcext:value-type="float">
            <text:p>0.271697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261781" calcext:value-type="float">
            <text:p>0.261781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251624" calcext:value-type="float">
            <text:p>0.251624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241225" calcext:value-type="float">
            <text:p>0.241225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230588" calcext:value-type="float">
            <text:p>0.230588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219715" calcext:value-type="float">
            <text:p>0.219715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208612" calcext:value-type="float">
            <text:p>0.208612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197284" calcext:value-type="float">
            <text:p>0.197284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18574" calcext:value-type="float">
            <text:p>0.18574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173987" calcext:value-type="float">
            <text:p>0.173987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162037" calcext:value-type="float">
            <text:p>0.162037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1499" calcext:value-type="float">
            <text:p>0.1499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137591" calcext:value-type="float">
            <text:p>0.137591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125124" calcext:value-type="float">
            <text:p>0.125124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112514" calcext:value-type="float">
            <text:p>0.112514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0997806" calcext:value-type="float">
            <text:p>0.0997806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0.0869414" calcext:value-type="float">
            <text:p>0.0869414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0.074017" calcext:value-type="float">
            <text:p>0.074017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0.0610294" calcext:value-type="float">
            <text:p>0.0610294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0.0480014" calcext:value-type="float">
            <text:p>0.0480014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0.0349575" calcext:value-type="float">
            <text:p>0.0349575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0.021923" calcext:value-type="float">
            <text:p>0.021923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0.00892437" calcext:value-type="float">
            <text:p>0.00892437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-0.00401078" calcext:value-type="float">
            <text:p>-0.00401078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-0.016854" calcext:value-type="float">
            <text:p>-0.016854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-0.0295762" calcext:value-type="float">
            <text:p>-0.0295762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-0.0421474" calcext:value-type="float">
            <text:p>-0.0421474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-0.0545371" calcext:value-type="float">
            <text:p>-0.0545371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667144" calcext:value-type="float">
            <text:p>-0.0667144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786479" calcext:value-type="float">
            <text:p>-0.0786479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903063" calcext:value-type="float">
            <text:p>-0.0903063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101658" calcext:value-type="float">
            <text:p>-0.101658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112671" calcext:value-type="float">
            <text:p>-0.112671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123315" calcext:value-type="float">
            <text:p>-0.123315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133559" calcext:value-type="float">
            <text:p>-0.133559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143371" calcext:value-type="float">
            <text:p>-0.143371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152722" calcext:value-type="float">
            <text:p>-0.152722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161582" calcext:value-type="float">
            <text:p>-0.161582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169924" calcext:value-type="float">
            <text:p>-0.169924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177719" calcext:value-type="float">
            <text:p>-0.177719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184941" calcext:value-type="float">
            <text:p>-0.184941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191564" calcext:value-type="float">
            <text:p>-0.191564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197565" calcext:value-type="float">
            <text:p>-0.197565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20292" calcext:value-type="float">
            <text:p>-0.20292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207608" calcext:value-type="float">
            <text:p>-0.207608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211609" calcext:value-type="float">
            <text:p>-0.211609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214905" calcext:value-type="float">
            <text:p>-0.214905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217479" calcext:value-type="float">
            <text:p>-0.217479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219317" calcext:value-type="float">
            <text:p>-0.219317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220404" calcext:value-type="float">
            <text:p>-0.220404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220731" calcext:value-type="float">
            <text:p>-0.220731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220287" calcext:value-type="float">
            <text:p>-0.220287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219066" calcext:value-type="float">
            <text:p>-0.219066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217062" calcext:value-type="float">
            <text:p>-0.217062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214272" calcext:value-type="float">
            <text:p>-0.214272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210696" calcext:value-type="float">
            <text:p>-0.210696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206334" calcext:value-type="float">
            <text:p>-0.206334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201191" calcext:value-type="float">
            <text:p>-0.201191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195272" calcext:value-type="float">
            <text:p>-0.195272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188587" calcext:value-type="float">
            <text:p>-0.188587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181146" calcext:value-type="float">
            <text:p>-0.181146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172964" calcext:value-type="float">
            <text:p>-0.172964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164058" calcext:value-type="float">
            <text:p>-0.164058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154447" calcext:value-type="float">
            <text:p>-0.154447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144154" calcext:value-type="float">
            <text:p>-0.144154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133206" calcext:value-type="float">
            <text:p>-0.133206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121632" calcext:value-type="float">
            <text:p>-0.121632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109464" calcext:value-type="float">
            <text:p>-0.109464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0967401" calcext:value-type="float">
            <text:p>-0.0967401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083499" calcext:value-type="float">
            <text:p>-0.083499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0697851" calcext:value-type="float">
            <text:p>-0.0697851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055646" calcext:value-type="float">
            <text:p>-0.055646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411333" calcext:value-type="float">
            <text:p>-0.0411333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263021" calcext:value-type="float">
            <text:p>-0.0263021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-0.0112115" calcext:value-type="float">
            <text:p>-0.0112115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0.00407588" calcext:value-type="float">
            <text:p>0.00407588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0.0194942" calcext:value-type="float">
            <text:p>0.0194942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349745" calcext:value-type="float">
            <text:p>0.0349745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504448" calcext:value-type="float">
            <text:p>0.0504448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658311" calcext:value-type="float">
            <text:p>0.0658311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0810575" calcext:value-type="float">
            <text:p>0.0810575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0960466" calcext:value-type="float">
            <text:p>0.0960466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110721" calcext:value-type="float">
            <text:p>0.110721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125001" calcext:value-type="float">
            <text:p>0.125001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138812" calcext:value-type="float">
            <text:p>0.138812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152076" calcext:value-type="float">
            <text:p>0.152076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164721" calcext:value-type="float">
            <text:p>0.164721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176675" calcext:value-type="float">
            <text:p>0.176675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187872" calcext:value-type="float">
            <text:p>0.187872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198249" calcext:value-type="float">
            <text:p>0.198249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207749" calcext:value-type="float">
            <text:p>0.207749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21632" calcext:value-type="float">
            <text:p>0.21632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223917" calcext:value-type="float">
            <text:p>0.223917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230499" calcext:value-type="float">
            <text:p>0.230499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236036" calcext:value-type="float">
            <text:p>0.236036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240501" calcext:value-type="float">
            <text:p>0.240501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243877" calcext:value-type="float">
            <text:p>0.243877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246153" calcext:value-type="float">
            <text:p>0.246153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247326" calcext:value-type="float">
            <text:p>0.247326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247398" calcext:value-type="float">
            <text:p>0.247398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246379" calcext:value-type="float">
            <text:p>0.246379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244286" calcext:value-type="float">
            <text:p>0.244286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24114" calcext:value-type="float">
            <text:p>0.24114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236969" calcext:value-type="float">
            <text:p>0.236969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231806" calcext:value-type="float">
            <text:p>0.231806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225686" calcext:value-type="float">
            <text:p>0.225686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21865" calcext:value-type="float">
            <text:p>0.21865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210742" calcext:value-type="float">
            <text:p>0.210742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202009" calcext:value-type="float">
            <text:p>0.202009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192499" calcext:value-type="float">
            <text:p>0.192499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182263" calcext:value-type="float">
            <text:p>0.182263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171352" calcext:value-type="float">
            <text:p>0.171352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15982" calcext:value-type="float">
            <text:p>0.15982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147718" calcext:value-type="float">
            <text:p>0.147718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1351" calcext:value-type="float">
            <text:p>0.1351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122019" calcext:value-type="float">
            <text:p>0.122019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108526" calcext:value-type="float">
            <text:p>0.108526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946747" calcext:value-type="float">
            <text:p>0.0946747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805142" calcext:value-type="float">
            <text:p>0.0805142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0.0660941" calcext:value-type="float">
            <text:p>0.0660941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0.0514625" calcext:value-type="float">
            <text:p>0.0514625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0.0366661" calcext:value-type="float">
            <text:p>0.0366661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0.0217499" calcext:value-type="float">
            <text:p>0.0217499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0.00675744" calcext:value-type="float">
            <text:p>0.00675744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-0.00826949" calcext:value-type="float">
            <text:p>-0.00826949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-0.0232908" calcext:value-type="float">
            <text:p>-0.0232908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-0.0382683" calcext:value-type="float">
            <text:p>-0.0382683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-0.0531653" calcext:value-type="float">
            <text:p>-0.0531653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-0.0679474" calcext:value-type="float">
            <text:p>-0.0679474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-0.0825816" calcext:value-type="float">
            <text:p>-0.0825816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0970372" calcext:value-type="float">
            <text:p>-0.0970372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111285" calcext:value-type="float">
            <text:p>-0.111285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125298" calcext:value-type="float">
            <text:p>-0.125298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139051" calcext:value-type="float">
            <text:p>-0.139051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152521" calcext:value-type="float">
            <text:p>-0.152521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165686" calcext:value-type="float">
            <text:p>-0.165686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178526" calcext:value-type="float">
            <text:p>-0.178526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191025" calcext:value-type="float">
            <text:p>-0.191025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203166" calcext:value-type="float">
            <text:p>-0.203166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214936" calcext:value-type="float">
            <text:p>-0.214936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226323" calcext:value-type="float">
            <text:p>-0.226323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237317" calcext:value-type="float">
            <text:p>-0.237317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24791" calcext:value-type="float">
            <text:p>-0.24791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258095" calcext:value-type="float">
            <text:p>-0.258095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267867" calcext:value-type="float">
            <text:p>-0.267867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277224" calcext:value-type="float">
            <text:p>-0.277224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286165" calcext:value-type="float">
            <text:p>-0.286165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294691" calcext:value-type="float">
            <text:p>-0.294691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302802" calcext:value-type="float">
            <text:p>-0.302802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310504" calcext:value-type="float">
            <text:p>-0.310504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317801" calcext:value-type="float">
            <text:p>-0.317801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324699" calcext:value-type="float">
            <text:p>-0.324699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331208" calcext:value-type="float">
            <text:p>-0.331208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337335" calcext:value-type="float">
            <text:p>-0.337335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343092" calcext:value-type="float">
            <text:p>-0.343092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348491" calcext:value-type="float">
            <text:p>-0.348491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353543" calcext:value-type="float">
            <text:p>-0.353543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358264" calcext:value-type="float">
            <text:p>-0.358264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362667" calcext:value-type="float">
            <text:p>-0.362667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366768" calcext:value-type="float">
            <text:p>-0.366768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370584" calcext:value-type="float">
            <text:p>-0.370584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374131" calcext:value-type="float">
            <text:p>-0.374131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377428" calcext:value-type="float">
            <text:p>-0.377428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380492" calcext:value-type="float">
            <text:p>-0.380492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383344" calcext:value-type="float">
            <text:p>-0.383344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386001" calcext:value-type="float">
            <text:p>-0.386001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388483" calcext:value-type="float">
            <text:p>-0.388483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390811" calcext:value-type="float">
            <text:p>-0.390811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393004" calcext:value-type="float">
            <text:p>-0.393004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395083" calcext:value-type="float">
            <text:p>-0.395083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397069" calcext:value-type="float">
            <text:p>-0.397069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398981" calcext:value-type="float">
            <text:p>-0.398981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400841" calcext:value-type="float">
            <text:p>-0.400841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402669" calcext:value-type="float">
            <text:p>-0.402669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404486" calcext:value-type="float">
            <text:p>-0.404486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406311" calcext:value-type="float">
            <text:p>-0.406311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408165" calcext:value-type="float">
            <text:p>-0.408165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410068" calcext:value-type="float">
            <text:p>-0.410068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412039" calcext:value-type="float">
            <text:p>-0.412039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414097" calcext:value-type="float">
            <text:p>-0.414097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416261" calcext:value-type="float">
            <text:p>-0.416261</text:p>
          </table:table-cell>
          <table:table-cell table:number-columns-repeated="2"/>
        </table:table-row>
      </table:table>
      <table:table table:name="Test 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Torqu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738" calcext:value-type="float">
            <text:p>0.941738</text:p>
          </table:table-cell>
          <table:table-cell/>
          <table:table-cell office:value-type="string" calcext:value-type="string">
            <text:p>Max. Torque</text:p>
          </table:table-cell>
        </table:table-row>
        <table:table-row table:style-name="ro1">
          <table:table-cell office:value-type="float" office:value="0.000469668" calcext:value-type="float">
            <text:p>0.000469668</text:p>
          </table:table-cell>
          <table:table-cell office:value-type="float" office:value="0.929411" calcext:value-type="float">
            <text:p>0.929411</text:p>
          </table:table-cell>
          <table:table-cell/>
          <table:table-cell table:formula="of:=MAX([.B2:.B201])" office:value-type="float" office:value="0.941738" calcext:value-type="float">
            <text:p>0.941738</text:p>
          </table:table-cell>
        </table:table-row>
        <table:table-row table:style-name="ro1">
          <table:table-cell office:value-type="float" office:value="0.00187239" calcext:value-type="float">
            <text:p>0.00187239</text:p>
          </table:table-cell>
          <table:table-cell office:value-type="float" office:value="0.916746" calcext:value-type="float">
            <text:p>0.916746</text:p>
          </table:table-cell>
          <table:table-cell table:number-columns-repeated="2"/>
        </table:table-row>
        <table:table-row table:style-name="ro1">
          <table:table-cell office:value-type="float" office:value="0.00419874" calcext:value-type="float">
            <text:p>0.00419874</text:p>
          </table:table-cell>
          <table:table-cell office:value-type="float" office:value="0.903741" calcext:value-type="float">
            <text:p>0.903741</text:p>
          </table:table-cell>
          <table:table-cell table:number-columns-repeated="2"/>
        </table:table-row>
        <table:table-row table:style-name="ro1">
          <table:table-cell office:value-type="float" office:value="0.00743929" calcext:value-type="float">
            <text:p>0.00743929</text:p>
          </table:table-cell>
          <table:table-cell office:value-type="float" office:value="0.890388" calcext:value-type="float">
            <text:p>0.890388</text:p>
          </table:table-cell>
          <table:table-cell table:number-columns-repeated="2"/>
        </table:table-row>
        <table:table-row table:style-name="ro1">
          <table:table-cell office:value-type="float" office:value="0.0115846" calcext:value-type="float">
            <text:p>0.0115846</text:p>
          </table:table-cell>
          <table:table-cell office:value-type="float" office:value="0.876681" calcext:value-type="float">
            <text:p>0.876681</text:p>
          </table:table-cell>
          <table:table-cell table:number-columns-repeated="2"/>
        </table:table-row>
        <table:table-row table:style-name="ro1">
          <table:table-cell office:value-type="float" office:value="0.0166253" calcext:value-type="float">
            <text:p>0.0166253</text:p>
          </table:table-cell>
          <table:table-cell office:value-type="float" office:value="0.862612" calcext:value-type="float">
            <text:p>0.862612</text:p>
          </table:table-cell>
          <table:table-cell table:number-columns-repeated="2"/>
        </table:table-row>
        <table:table-row table:style-name="ro1">
          <table:table-cell office:value-type="float" office:value="0.0225519" calcext:value-type="float">
            <text:p>0.0225519</text:p>
          </table:table-cell>
          <table:table-cell office:value-type="float" office:value="0.848172" calcext:value-type="float">
            <text:p>0.848172</text:p>
          </table:table-cell>
          <table:table-cell table:number-columns-repeated="2"/>
        </table:table-row>
        <table:table-row table:style-name="ro1">
          <table:table-cell office:value-type="float" office:value="0.029355" calcext:value-type="float">
            <text:p>0.029355</text:p>
          </table:table-cell>
          <table:table-cell office:value-type="float" office:value="0.833353" calcext:value-type="float">
            <text:p>0.833353</text:p>
          </table:table-cell>
          <table:table-cell table:number-columns-repeated="2"/>
        </table:table-row>
        <table:table-row table:style-name="ro1">
          <table:table-cell office:value-type="float" office:value="0.0370252" calcext:value-type="float">
            <text:p>0.0370252</text:p>
          </table:table-cell>
          <table:table-cell office:value-type="float" office:value="0.818143" calcext:value-type="float">
            <text:p>0.818143</text:p>
          </table:table-cell>
          <table:table-cell table:number-columns-repeated="2"/>
        </table:table-row>
        <table:table-row table:style-name="ro1">
          <table:table-cell office:value-type="float" office:value="0.0455531" calcext:value-type="float">
            <text:p>0.0455531</text:p>
          </table:table-cell>
          <table:table-cell office:value-type="float" office:value="0.802534" calcext:value-type="float">
            <text:p>0.802534</text:p>
          </table:table-cell>
          <table:table-cell table:number-columns-repeated="2"/>
        </table:table-row>
        <table:table-row table:style-name="ro1">
          <table:table-cell office:value-type="float" office:value="0.0549292" calcext:value-type="float">
            <text:p>0.0549292</text:p>
          </table:table-cell>
          <table:table-cell office:value-type="float" office:value="0.786515" calcext:value-type="float">
            <text:p>0.786515</text:p>
          </table:table-cell>
          <table:table-cell table:number-columns-repeated="2"/>
        </table:table-row>
        <table:table-row table:style-name="ro1">
          <table:table-cell office:value-type="float" office:value="0.0651441" calcext:value-type="float">
            <text:p>0.0651441</text:p>
          </table:table-cell>
          <table:table-cell office:value-type="float" office:value="0.770078" calcext:value-type="float">
            <text:p>0.770078</text:p>
          </table:table-cell>
          <table:table-cell table:number-columns-repeated="2"/>
        </table:table-row>
        <table:table-row table:style-name="ro1">
          <table:table-cell office:value-type="float" office:value="0.0761883" calcext:value-type="float">
            <text:p>0.0761883</text:p>
          </table:table-cell>
          <table:table-cell office:value-type="float" office:value="0.753212" calcext:value-type="float">
            <text:p>0.753212</text:p>
          </table:table-cell>
          <table:table-cell table:number-columns-repeated="2"/>
        </table:table-row>
        <table:table-row table:style-name="ro1">
          <table:table-cell office:value-type="float" office:value="0.0880526" calcext:value-type="float">
            <text:p>0.0880526</text:p>
          </table:table-cell>
          <table:table-cell office:value-type="float" office:value="0.73591" calcext:value-type="float">
            <text:p>0.73591</text:p>
          </table:table-cell>
          <table:table-cell table:number-columns-repeated="2"/>
        </table:table-row>
        <table:table-row table:style-name="ro1">
          <table:table-cell office:value-type="float" office:value="0.100727" calcext:value-type="float">
            <text:p>0.100727</text:p>
          </table:table-cell>
          <table:table-cell office:value-type="float" office:value="0.718163" calcext:value-type="float">
            <text:p>0.718163</text:p>
          </table:table-cell>
          <table:table-cell table:number-columns-repeated="2"/>
        </table:table-row>
        <table:table-row table:style-name="ro1">
          <table:table-cell office:value-type="float" office:value="0.114203" calcext:value-type="float">
            <text:p>0.114203</text:p>
          </table:table-cell>
          <table:table-cell office:value-type="float" office:value="0.699965" calcext:value-type="float">
            <text:p>0.699965</text:p>
          </table:table-cell>
          <table:table-cell table:number-columns-repeated="2"/>
        </table:table-row>
        <table:table-row table:style-name="ro1">
          <table:table-cell office:value-type="float" office:value="0.128471" calcext:value-type="float">
            <text:p>0.128471</text:p>
          </table:table-cell>
          <table:table-cell office:value-type="float" office:value="0.681311" calcext:value-type="float">
            <text:p>0.681311</text:p>
          </table:table-cell>
          <table:table-cell table:number-columns-repeated="2"/>
        </table:table-row>
        <table:table-row table:style-name="ro1">
          <table:table-cell office:value-type="float" office:value="0.143521" calcext:value-type="float">
            <text:p>0.143521</text:p>
          </table:table-cell>
          <table:table-cell office:value-type="float" office:value="0.662196" calcext:value-type="float">
            <text:p>0.662196</text:p>
          </table:table-cell>
          <table:table-cell table:number-columns-repeated="2"/>
        </table:table-row>
        <table:table-row table:style-name="ro1">
          <table:table-cell office:value-type="float" office:value="0.159343" calcext:value-type="float">
            <text:p>0.159343</text:p>
          </table:table-cell>
          <table:table-cell office:value-type="float" office:value="0.642617" calcext:value-type="float">
            <text:p>0.642617</text:p>
          </table:table-cell>
          <table:table-cell table:number-columns-repeated="2"/>
        </table:table-row>
        <table:table-row table:style-name="ro1">
          <table:table-cell office:value-type="float" office:value="0.175929" calcext:value-type="float">
            <text:p>0.175929</text:p>
          </table:table-cell>
          <table:table-cell office:value-type="float" office:value="0.622573" calcext:value-type="float">
            <text:p>0.622573</text:p>
          </table:table-cell>
          <table:table-cell table:number-columns-repeated="2"/>
        </table:table-row>
        <table:table-row table:style-name="ro1">
          <table:table-cell office:value-type="float" office:value="0.193269" calcext:value-type="float">
            <text:p>0.193269</text:p>
          </table:table-cell>
          <table:table-cell office:value-type="float" office:value="0.602066" calcext:value-type="float">
            <text:p>0.602066</text:p>
          </table:table-cell>
          <table:table-cell table:number-columns-repeated="2"/>
        </table:table-row>
        <table:table-row table:style-name="ro1">
          <table:table-cell office:value-type="float" office:value="0.211354" calcext:value-type="float">
            <text:p>0.211354</text:p>
          </table:table-cell>
          <table:table-cell office:value-type="float" office:value="0.581097" calcext:value-type="float">
            <text:p>0.581097</text:p>
          </table:table-cell>
          <table:table-cell table:number-columns-repeated="2"/>
        </table:table-row>
        <table:table-row table:style-name="ro1">
          <table:table-cell office:value-type="float" office:value="0.230173" calcext:value-type="float">
            <text:p>0.230173</text:p>
          </table:table-cell>
          <table:table-cell office:value-type="float" office:value="0.559671" calcext:value-type="float">
            <text:p>0.559671</text:p>
          </table:table-cell>
          <table:table-cell table:number-columns-repeated="2"/>
        </table:table-row>
        <table:table-row table:style-name="ro1">
          <table:table-cell office:value-type="float" office:value="0.249719" calcext:value-type="float">
            <text:p>0.249719</text:p>
          </table:table-cell>
          <table:table-cell office:value-type="float" office:value="0.537796" calcext:value-type="float">
            <text:p>0.537796</text:p>
          </table:table-cell>
          <table:table-cell table:number-columns-repeated="2"/>
        </table:table-row>
        <table:table-row table:style-name="ro1">
          <table:table-cell office:value-type="float" office:value="0.269981" calcext:value-type="float">
            <text:p>0.269981</text:p>
          </table:table-cell>
          <table:table-cell office:value-type="float" office:value="0.51548" calcext:value-type="float">
            <text:p>0.51548</text:p>
          </table:table-cell>
          <table:table-cell table:number-columns-repeated="2"/>
        </table:table-row>
        <table:table-row table:style-name="ro1">
          <table:table-cell office:value-type="float" office:value="0.290949" calcext:value-type="float">
            <text:p>0.290949</text:p>
          </table:table-cell>
          <table:table-cell office:value-type="float" office:value="0.492734" calcext:value-type="float">
            <text:p>0.492734</text:p>
          </table:table-cell>
          <table:table-cell table:number-columns-repeated="2"/>
        </table:table-row>
        <table:table-row table:style-name="ro1">
          <table:table-cell office:value-type="float" office:value="0.312615" calcext:value-type="float">
            <text:p>0.312615</text:p>
          </table:table-cell>
          <table:table-cell office:value-type="float" office:value="0.469574" calcext:value-type="float">
            <text:p>0.469574</text:p>
          </table:table-cell>
          <table:table-cell table:number-columns-repeated="2"/>
        </table:table-row>
        <table:table-row table:style-name="ro1">
          <table:table-cell office:value-type="float" office:value="0.334969" calcext:value-type="float">
            <text:p>0.334969</text:p>
          </table:table-cell>
          <table:table-cell office:value-type="float" office:value="0.446015" calcext:value-type="float">
            <text:p>0.446015</text:p>
          </table:table-cell>
          <table:table-cell table:number-columns-repeated="2"/>
        </table:table-row>
        <table:table-row table:style-name="ro1">
          <table:table-cell office:value-type="float" office:value="0.358002" calcext:value-type="float">
            <text:p>0.358002</text:p>
          </table:table-cell>
          <table:table-cell office:value-type="float" office:value="0.422078" calcext:value-type="float">
            <text:p>0.422078</text:p>
          </table:table-cell>
          <table:table-cell table:number-columns-repeated="2"/>
        </table:table-row>
        <table:table-row table:style-name="ro1">
          <table:table-cell office:value-type="float" office:value="0.381704" calcext:value-type="float">
            <text:p>0.381704</text:p>
          </table:table-cell>
          <table:table-cell office:value-type="float" office:value="0.397782" calcext:value-type="float">
            <text:p>0.397782</text:p>
          </table:table-cell>
          <table:table-cell table:number-columns-repeated="2"/>
        </table:table-row>
        <table:table-row table:style-name="ro1">
          <table:table-cell office:value-type="float" office:value="0.406065" calcext:value-type="float">
            <text:p>0.406065</text:p>
          </table:table-cell>
          <table:table-cell office:value-type="float" office:value="0.373154" calcext:value-type="float">
            <text:p>0.373154</text:p>
          </table:table-cell>
          <table:table-cell table:number-columns-repeated="2"/>
        </table:table-row>
        <table:table-row table:style-name="ro1">
          <table:table-cell office:value-type="float" office:value="0.431077" calcext:value-type="float">
            <text:p>0.431077</text:p>
          </table:table-cell>
          <table:table-cell office:value-type="float" office:value="0.34822" calcext:value-type="float">
            <text:p>0.34822</text:p>
          </table:table-cell>
          <table:table-cell table:number-columns-repeated="2"/>
        </table:table-row>
        <table:table-row table:style-name="ro1">
          <table:table-cell office:value-type="float" office:value="0.456729" calcext:value-type="float">
            <text:p>0.456729</text:p>
          </table:table-cell>
          <table:table-cell office:value-type="float" office:value="0.32301" calcext:value-type="float">
            <text:p>0.32301</text:p>
          </table:table-cell>
          <table:table-cell table:number-columns-repeated="2"/>
        </table:table-row>
        <table:table-row table:style-name="ro1">
          <table:table-cell office:value-type="float" office:value="0.483014" calcext:value-type="float">
            <text:p>0.483014</text:p>
          </table:table-cell>
          <table:table-cell office:value-type="float" office:value="0.297556" calcext:value-type="float">
            <text:p>0.297556</text:p>
          </table:table-cell>
          <table:table-cell table:number-columns-repeated="2"/>
        </table:table-row>
        <table:table-row table:style-name="ro1">
          <table:table-cell office:value-type="float" office:value="0.50992" calcext:value-type="float">
            <text:p>0.50992</text:p>
          </table:table-cell>
          <table:table-cell office:value-type="float" office:value="0.271894" calcext:value-type="float">
            <text:p>0.271894</text:p>
          </table:table-cell>
          <table:table-cell table:number-columns-repeated="2"/>
        </table:table-row>
        <table:table-row table:style-name="ro1">
          <table:table-cell office:value-type="float" office:value="0.537439" calcext:value-type="float">
            <text:p>0.537439</text:p>
          </table:table-cell>
          <table:table-cell office:value-type="float" office:value="0.246061" calcext:value-type="float">
            <text:p>0.246061</text:p>
          </table:table-cell>
          <table:table-cell table:number-columns-repeated="2"/>
        </table:table-row>
        <table:table-row table:style-name="ro1">
          <table:table-cell office:value-type="float" office:value="0.565561" calcext:value-type="float">
            <text:p>0.565561</text:p>
          </table:table-cell>
          <table:table-cell office:value-type="float" office:value="0.220098" calcext:value-type="float">
            <text:p>0.220098</text:p>
          </table:table-cell>
          <table:table-cell table:number-columns-repeated="2"/>
        </table:table-row>
        <table:table-row table:style-name="ro1">
          <table:table-cell office:value-type="float" office:value="0.594276" calcext:value-type="float">
            <text:p>0.594276</text:p>
          </table:table-cell>
          <table:table-cell office:value-type="float" office:value="0.194046" calcext:value-type="float">
            <text:p>0.194046</text:p>
          </table:table-cell>
          <table:table-cell table:number-columns-repeated="2"/>
        </table:table-row>
        <table:table-row table:style-name="ro1">
          <table:table-cell office:value-type="float" office:value="0.623576" calcext:value-type="float">
            <text:p>0.623576</text:p>
          </table:table-cell>
          <table:table-cell office:value-type="float" office:value="0.167949" calcext:value-type="float">
            <text:p>0.167949</text:p>
          </table:table-cell>
          <table:table-cell table:number-columns-repeated="2"/>
        </table:table-row>
        <table:table-row table:style-name="ro1">
          <table:table-cell office:value-type="float" office:value="0.653451" calcext:value-type="float">
            <text:p>0.653451</text:p>
          </table:table-cell>
          <table:table-cell office:value-type="float" office:value="0.141856" calcext:value-type="float">
            <text:p>0.141856</text:p>
          </table:table-cell>
          <table:table-cell table:number-columns-repeated="2"/>
        </table:table-row>
        <table:table-row table:style-name="ro1">
          <table:table-cell office:value-type="float" office:value="0.683892" calcext:value-type="float">
            <text:p>0.683892</text:p>
          </table:table-cell>
          <table:table-cell office:value-type="float" office:value="0.115814" calcext:value-type="float">
            <text:p>0.115814</text:p>
          </table:table-cell>
          <table:table-cell table:number-columns-repeated="2"/>
        </table:table-row>
        <table:table-row table:style-name="ro1">
          <table:table-cell office:value-type="float" office:value="0.714888" calcext:value-type="float">
            <text:p>0.714888</text:p>
          </table:table-cell>
          <table:table-cell office:value-type="float" office:value="0.089873" calcext:value-type="float">
            <text:p>0.089873</text:p>
          </table:table-cell>
          <table:table-cell table:number-columns-repeated="2"/>
        </table:table-row>
        <table:table-row table:style-name="ro1">
          <table:table-cell office:value-type="float" office:value="0.746431" calcext:value-type="float">
            <text:p>0.746431</text:p>
          </table:table-cell>
          <table:table-cell office:value-type="float" office:value="0.0640859" calcext:value-type="float">
            <text:p>0.0640859</text:p>
          </table:table-cell>
          <table:table-cell table:number-columns-repeated="2"/>
        </table:table-row>
        <table:table-row table:style-name="ro1">
          <table:table-cell office:value-type="float" office:value="0.778512" calcext:value-type="float">
            <text:p>0.778512</text:p>
          </table:table-cell>
          <table:table-cell office:value-type="float" office:value="0.0385056" calcext:value-type="float">
            <text:p>0.0385056</text:p>
          </table:table-cell>
          <table:table-cell table:number-columns-repeated="2"/>
        </table:table-row>
        <table:table-row table:style-name="ro1">
          <table:table-cell office:value-type="float" office:value="0.81112" calcext:value-type="float">
            <text:p>0.81112</text:p>
          </table:table-cell>
          <table:table-cell office:value-type="float" office:value="0.0131867" calcext:value-type="float">
            <text:p>0.0131867</text:p>
          </table:table-cell>
          <table:table-cell table:number-columns-repeated="2"/>
        </table:table-row>
        <table:table-row table:style-name="ro1">
          <table:table-cell office:value-type="float" office:value="0.844246" calcext:value-type="float">
            <text:p>0.844246</text:p>
          </table:table-cell>
          <table:table-cell office:value-type="float" office:value="-0.0118154" calcext:value-type="float">
            <text:p>-0.0118154</text:p>
          </table:table-cell>
          <table:table-cell table:number-columns-repeated="2"/>
        </table:table-row>
        <table:table-row table:style-name="ro1">
          <table:table-cell office:value-type="float" office:value="0.877882" calcext:value-type="float">
            <text:p>0.877882</text:p>
          </table:table-cell>
          <table:table-cell office:value-type="float" office:value="-0.0364443" calcext:value-type="float">
            <text:p>-0.0364443</text:p>
          </table:table-cell>
          <table:table-cell table:number-columns-repeated="2"/>
        </table:table-row>
        <table:table-row table:style-name="ro1">
          <table:table-cell office:value-type="float" office:value="0.912017" calcext:value-type="float">
            <text:p>0.912017</text:p>
          </table:table-cell>
          <table:table-cell office:value-type="float" office:value="-0.0606433" calcext:value-type="float">
            <text:p>-0.0606433</text:p>
          </table:table-cell>
          <table:table-cell table:number-columns-repeated="2"/>
        </table:table-row>
        <table:table-row table:style-name="ro1">
          <table:table-cell office:value-type="float" office:value="0.946642" calcext:value-type="float">
            <text:p>0.946642</text:p>
          </table:table-cell>
          <table:table-cell office:value-type="float" office:value="-0.0843551" calcext:value-type="float">
            <text:p>-0.0843551</text:p>
          </table:table-cell>
          <table:table-cell table:number-columns-repeated="2"/>
        </table:table-row>
        <table:table-row table:style-name="ro1">
          <table:table-cell office:value-type="float" office:value="0.981748" calcext:value-type="float">
            <text:p>0.981748</text:p>
          </table:table-cell>
          <table:table-cell office:value-type="float" office:value="-0.107523" calcext:value-type="float">
            <text:p>-0.107523</text:p>
          </table:table-cell>
          <table:table-cell table:number-columns-repeated="2"/>
        </table:table-row>
        <table:table-row table:style-name="ro1">
          <table:table-cell office:value-type="float" office:value="1.01732" calcext:value-type="float">
            <text:p>1.01732</text:p>
          </table:table-cell>
          <table:table-cell office:value-type="float" office:value="-0.130089" calcext:value-type="float">
            <text:p>-0.130089</text:p>
          </table:table-cell>
          <table:table-cell table:number-columns-repeated="2"/>
        </table:table-row>
        <table:table-row table:style-name="ro1">
          <table:table-cell office:value-type="float" office:value="1.05336" calcext:value-type="float">
            <text:p>1.05336</text:p>
          </table:table-cell>
          <table:table-cell office:value-type="float" office:value="-0.151997" calcext:value-type="float">
            <text:p>-0.151997</text:p>
          </table:table-cell>
          <table:table-cell table:number-columns-repeated="2"/>
        </table:table-row>
        <table:table-row table:style-name="ro1">
          <table:table-cell office:value-type="float" office:value="1.08985" calcext:value-type="float">
            <text:p>1.08985</text:p>
          </table:table-cell>
          <table:table-cell office:value-type="float" office:value="-0.173191" calcext:value-type="float">
            <text:p>-0.173191</text:p>
          </table:table-cell>
          <table:table-cell table:number-columns-repeated="2"/>
        </table:table-row>
        <table:table-row table:style-name="ro1">
          <table:table-cell office:value-type="float" office:value="1.12679" calcext:value-type="float">
            <text:p>1.12679</text:p>
          </table:table-cell>
          <table:table-cell office:value-type="float" office:value="-0.193615" calcext:value-type="float">
            <text:p>-0.193615</text:p>
          </table:table-cell>
          <table:table-cell table:number-columns-repeated="2"/>
        </table:table-row>
        <table:table-row table:style-name="ro1">
          <table:table-cell office:value-type="float" office:value="1.16416" calcext:value-type="float">
            <text:p>1.16416</text:p>
          </table:table-cell>
          <table:table-cell office:value-type="float" office:value="-0.213215" calcext:value-type="float">
            <text:p>-0.213215</text:p>
          </table:table-cell>
          <table:table-cell table:number-columns-repeated="2"/>
        </table:table-row>
        <table:table-row table:style-name="ro1">
          <table:table-cell office:value-type="float" office:value="1.20195" calcext:value-type="float">
            <text:p>1.20195</text:p>
          </table:table-cell>
          <table:table-cell office:value-type="float" office:value="-0.231937" calcext:value-type="float">
            <text:p>-0.231937</text:p>
          </table:table-cell>
          <table:table-cell table:number-columns-repeated="2"/>
        </table:table-row>
        <table:table-row table:style-name="ro1">
          <table:table-cell office:value-type="float" office:value="1.24015" calcext:value-type="float">
            <text:p>1.24015</text:p>
          </table:table-cell>
          <table:table-cell office:value-type="float" office:value="-0.249731" calcext:value-type="float">
            <text:p>-0.249731</text:p>
          </table:table-cell>
          <table:table-cell table:number-columns-repeated="2"/>
        </table:table-row>
        <table:table-row table:style-name="ro1">
          <table:table-cell office:value-type="float" office:value="1.27877" calcext:value-type="float">
            <text:p>1.27877</text:p>
          </table:table-cell>
          <table:table-cell office:value-type="float" office:value="-0.266545" calcext:value-type="float">
            <text:p>-0.266545</text:p>
          </table:table-cell>
          <table:table-cell table:number-columns-repeated="2"/>
        </table:table-row>
        <table:table-row table:style-name="ro1">
          <table:table-cell office:value-type="float" office:value="1.31777" calcext:value-type="float">
            <text:p>1.31777</text:p>
          </table:table-cell>
          <table:table-cell office:value-type="float" office:value="-0.282331" calcext:value-type="float">
            <text:p>-0.282331</text:p>
          </table:table-cell>
          <table:table-cell table:number-columns-repeated="2"/>
        </table:table-row>
        <table:table-row table:style-name="ro1">
          <table:table-cell office:value-type="float" office:value="1.35717" calcext:value-type="float">
            <text:p>1.35717</text:p>
          </table:table-cell>
          <table:table-cell office:value-type="float" office:value="-0.297042" calcext:value-type="float">
            <text:p>-0.297042</text:p>
          </table:table-cell>
          <table:table-cell table:number-columns-repeated="2"/>
        </table:table-row>
        <table:table-row table:style-name="ro1">
          <table:table-cell office:value-type="float" office:value="1.39694" calcext:value-type="float">
            <text:p>1.39694</text:p>
          </table:table-cell>
          <table:table-cell office:value-type="float" office:value="-0.310634" calcext:value-type="float">
            <text:p>-0.310634</text:p>
          </table:table-cell>
          <table:table-cell table:number-columns-repeated="2"/>
        </table:table-row>
        <table:table-row table:style-name="ro1">
          <table:table-cell office:value-type="float" office:value="1.43708" calcext:value-type="float">
            <text:p>1.43708</text:p>
          </table:table-cell>
          <table:table-cell office:value-type="float" office:value="-0.323064" calcext:value-type="float">
            <text:p>-0.323064</text:p>
          </table:table-cell>
          <table:table-cell table:number-columns-repeated="2"/>
        </table:table-row>
        <table:table-row table:style-name="ro1">
          <table:table-cell office:value-type="float" office:value="1.47757" calcext:value-type="float">
            <text:p>1.47757</text:p>
          </table:table-cell>
          <table:table-cell office:value-type="float" office:value="-0.334292" calcext:value-type="float">
            <text:p>-0.334292</text:p>
          </table:table-cell>
          <table:table-cell table:number-columns-repeated="2"/>
        </table:table-row>
        <table:table-row table:style-name="ro1">
          <table:table-cell office:value-type="float" office:value="1.51842" calcext:value-type="float">
            <text:p>1.51842</text:p>
          </table:table-cell>
          <table:table-cell office:value-type="float" office:value="-0.34428" calcext:value-type="float">
            <text:p>-0.34428</text:p>
          </table:table-cell>
          <table:table-cell table:number-columns-repeated="2"/>
        </table:table-row>
        <table:table-row table:style-name="ro1">
          <table:table-cell office:value-type="float" office:value="1.5596" calcext:value-type="float">
            <text:p>1.5596</text:p>
          </table:table-cell>
          <table:table-cell office:value-type="float" office:value="-0.352993" calcext:value-type="float">
            <text:p>-0.352993</text:p>
          </table:table-cell>
          <table:table-cell table:number-columns-repeated="2"/>
        </table:table-row>
        <table:table-row table:style-name="ro1">
          <table:table-cell office:value-type="float" office:value="1.60112" calcext:value-type="float">
            <text:p>1.60112</text:p>
          </table:table-cell>
          <table:table-cell office:value-type="float" office:value="-0.360398" calcext:value-type="float">
            <text:p>-0.360398</text:p>
          </table:table-cell>
          <table:table-cell table:number-columns-repeated="2"/>
        </table:table-row>
        <table:table-row table:style-name="ro1">
          <table:table-cell office:value-type="float" office:value="1.64295" calcext:value-type="float">
            <text:p>1.64295</text:p>
          </table:table-cell>
          <table:table-cell office:value-type="float" office:value="-0.366465" calcext:value-type="float">
            <text:p>-0.366465</text:p>
          </table:table-cell>
          <table:table-cell table:number-columns-repeated="2"/>
        </table:table-row>
        <table:table-row table:style-name="ro1">
          <table:table-cell office:value-type="float" office:value="1.6851" calcext:value-type="float">
            <text:p>1.6851</text:p>
          </table:table-cell>
          <table:table-cell office:value-type="float" office:value="-0.371168" calcext:value-type="float">
            <text:p>-0.371168</text:p>
          </table:table-cell>
          <table:table-cell table:number-columns-repeated="2"/>
        </table:table-row>
        <table:table-row table:style-name="ro1">
          <table:table-cell office:value-type="float" office:value="1.72755" calcext:value-type="float">
            <text:p>1.72755</text:p>
          </table:table-cell>
          <table:table-cell office:value-type="float" office:value="-0.374481" calcext:value-type="float">
            <text:p>-0.374481</text:p>
          </table:table-cell>
          <table:table-cell table:number-columns-repeated="2"/>
        </table:table-row>
        <table:table-row table:style-name="ro1">
          <table:table-cell office:value-type="float" office:value="1.77029" calcext:value-type="float">
            <text:p>1.77029</text:p>
          </table:table-cell>
          <table:table-cell office:value-type="float" office:value="-0.376385" calcext:value-type="float">
            <text:p>-0.376385</text:p>
          </table:table-cell>
          <table:table-cell table:number-columns-repeated="2"/>
        </table:table-row>
        <table:table-row table:style-name="ro1">
          <table:table-cell office:value-type="float" office:value="1.81331" calcext:value-type="float">
            <text:p>1.81331</text:p>
          </table:table-cell>
          <table:table-cell office:value-type="float" office:value="-0.376861" calcext:value-type="float">
            <text:p>-0.376861</text:p>
          </table:table-cell>
          <table:table-cell table:number-columns-repeated="2"/>
        </table:table-row>
        <table:table-row table:style-name="ro1">
          <table:table-cell office:value-type="float" office:value="1.85661" calcext:value-type="float">
            <text:p>1.85661</text:p>
          </table:table-cell>
          <table:table-cell office:value-type="float" office:value="-0.375895" calcext:value-type="float">
            <text:p>-0.375895</text:p>
          </table:table-cell>
          <table:table-cell table:number-columns-repeated="2"/>
        </table:table-row>
        <table:table-row table:style-name="ro1">
          <table:table-cell office:value-type="float" office:value="1.90017" calcext:value-type="float">
            <text:p>1.90017</text:p>
          </table:table-cell>
          <table:table-cell office:value-type="float" office:value="-0.373475" calcext:value-type="float">
            <text:p>-0.373475</text:p>
          </table:table-cell>
          <table:table-cell table:number-columns-repeated="2"/>
        </table:table-row>
        <table:table-row table:style-name="ro1">
          <table:table-cell office:value-type="float" office:value="1.94398" calcext:value-type="float">
            <text:p>1.94398</text:p>
          </table:table-cell>
          <table:table-cell office:value-type="float" office:value="-0.369594" calcext:value-type="float">
            <text:p>-0.369594</text:p>
          </table:table-cell>
          <table:table-cell table:number-columns-repeated="2"/>
        </table:table-row>
        <table:table-row table:style-name="ro1">
          <table:table-cell office:value-type="float" office:value="1.98804" calcext:value-type="float">
            <text:p>1.98804</text:p>
          </table:table-cell>
          <table:table-cell office:value-type="float" office:value="-0.364249" calcext:value-type="float">
            <text:p>-0.364249</text:p>
          </table:table-cell>
          <table:table-cell table:number-columns-repeated="2"/>
        </table:table-row>
        <table:table-row table:style-name="ro1">
          <table:table-cell office:value-type="float" office:value="2.03233" calcext:value-type="float">
            <text:p>2.03233</text:p>
          </table:table-cell>
          <table:table-cell office:value-type="float" office:value="-0.357439" calcext:value-type="float">
            <text:p>-0.357439</text:p>
          </table:table-cell>
          <table:table-cell table:number-columns-repeated="2"/>
        </table:table-row>
        <table:table-row table:style-name="ro1">
          <table:table-cell office:value-type="float" office:value="2.07686" calcext:value-type="float">
            <text:p>2.07686</text:p>
          </table:table-cell>
          <table:table-cell office:value-type="float" office:value="-0.349168" calcext:value-type="float">
            <text:p>-0.349168</text:p>
          </table:table-cell>
          <table:table-cell table:number-columns-repeated="2"/>
        </table:table-row>
        <table:table-row table:style-name="ro1">
          <table:table-cell office:value-type="float" office:value="2.12159" calcext:value-type="float">
            <text:p>2.12159</text:p>
          </table:table-cell>
          <table:table-cell office:value-type="float" office:value="-0.339446" calcext:value-type="float">
            <text:p>-0.339446</text:p>
          </table:table-cell>
          <table:table-cell table:number-columns-repeated="2"/>
        </table:table-row>
        <table:table-row table:style-name="ro1">
          <table:table-cell office:value-type="float" office:value="2.16654" calcext:value-type="float">
            <text:p>2.16654</text:p>
          </table:table-cell>
          <table:table-cell office:value-type="float" office:value="-0.328285" calcext:value-type="float">
            <text:p>-0.328285</text:p>
          </table:table-cell>
          <table:table-cell table:number-columns-repeated="2"/>
        </table:table-row>
        <table:table-row table:style-name="ro1">
          <table:table-cell office:value-type="float" office:value="2.21168" calcext:value-type="float">
            <text:p>2.21168</text:p>
          </table:table-cell>
          <table:table-cell office:value-type="float" office:value="-0.315704" calcext:value-type="float">
            <text:p>-0.315704</text:p>
          </table:table-cell>
          <table:table-cell table:number-columns-repeated="2"/>
        </table:table-row>
        <table:table-row table:style-name="ro1">
          <table:table-cell office:value-type="float" office:value="2.25701" calcext:value-type="float">
            <text:p>2.25701</text:p>
          </table:table-cell>
          <table:table-cell office:value-type="float" office:value="-0.301725" calcext:value-type="float">
            <text:p>-0.301725</text:p>
          </table:table-cell>
          <table:table-cell table:number-columns-repeated="2"/>
        </table:table-row>
        <table:table-row table:style-name="ro1">
          <table:table-cell office:value-type="float" office:value="2.30252" calcext:value-type="float">
            <text:p>2.30252</text:p>
          </table:table-cell>
          <table:table-cell office:value-type="float" office:value="-0.286378" calcext:value-type="float">
            <text:p>-0.286378</text:p>
          </table:table-cell>
          <table:table-cell table:number-columns-repeated="2"/>
        </table:table-row>
        <table:table-row table:style-name="ro1">
          <table:table-cell office:value-type="float" office:value="2.3482" calcext:value-type="float">
            <text:p>2.3482</text:p>
          </table:table-cell>
          <table:table-cell office:value-type="float" office:value="-0.269698" calcext:value-type="float">
            <text:p>-0.269698</text:p>
          </table:table-cell>
          <table:table-cell table:number-columns-repeated="2"/>
        </table:table-row>
        <table:table-row table:style-name="ro1">
          <table:table-cell office:value-type="float" office:value="2.39404" calcext:value-type="float">
            <text:p>2.39404</text:p>
          </table:table-cell>
          <table:table-cell office:value-type="float" office:value="-0.251724" calcext:value-type="float">
            <text:p>-0.251724</text:p>
          </table:table-cell>
          <table:table-cell table:number-columns-repeated="2"/>
        </table:table-row>
        <table:table-row table:style-name="ro1">
          <table:table-cell office:value-type="float" office:value="2.44004" calcext:value-type="float">
            <text:p>2.44004</text:p>
          </table:table-cell>
          <table:table-cell office:value-type="float" office:value="-0.232505" calcext:value-type="float">
            <text:p>-0.232505</text:p>
          </table:table-cell>
          <table:table-cell table:number-columns-repeated="2"/>
        </table:table-row>
        <table:table-row table:style-name="ro1">
          <table:table-cell office:value-type="float" office:value="2.48617" calcext:value-type="float">
            <text:p>2.48617</text:p>
          </table:table-cell>
          <table:table-cell office:value-type="float" office:value="-0.212096" calcext:value-type="float">
            <text:p>-0.212096</text:p>
          </table:table-cell>
          <table:table-cell table:number-columns-repeated="2"/>
        </table:table-row>
        <table:table-row table:style-name="ro1">
          <table:table-cell office:value-type="float" office:value="2.53243" calcext:value-type="float">
            <text:p>2.53243</text:p>
          </table:table-cell>
          <table:table-cell office:value-type="float" office:value="-0.190557" calcext:value-type="float">
            <text:p>-0.190557</text:p>
          </table:table-cell>
          <table:table-cell table:number-columns-repeated="2"/>
        </table:table-row>
        <table:table-row table:style-name="ro1">
          <table:table-cell office:value-type="float" office:value="2.57882" calcext:value-type="float">
            <text:p>2.57882</text:p>
          </table:table-cell>
          <table:table-cell office:value-type="float" office:value="-0.167959" calcext:value-type="float">
            <text:p>-0.167959</text:p>
          </table:table-cell>
          <table:table-cell table:number-columns-repeated="2"/>
        </table:table-row>
        <table:table-row table:style-name="ro1">
          <table:table-cell office:value-type="float" office:value="2.62532" calcext:value-type="float">
            <text:p>2.62532</text:p>
          </table:table-cell>
          <table:table-cell office:value-type="float" office:value="-0.144379" calcext:value-type="float">
            <text:p>-0.144379</text:p>
          </table:table-cell>
          <table:table-cell table:number-columns-repeated="2"/>
        </table:table-row>
        <table:table-row table:style-name="ro1">
          <table:table-cell office:value-type="float" office:value="2.67192" calcext:value-type="float">
            <text:p>2.67192</text:p>
          </table:table-cell>
          <table:table-cell office:value-type="float" office:value="-0.119902" calcext:value-type="float">
            <text:p>-0.119902</text:p>
          </table:table-cell>
          <table:table-cell table:number-columns-repeated="2"/>
        </table:table-row>
        <table:table-row table:style-name="ro1">
          <table:table-cell office:value-type="float" office:value="2.71862" calcext:value-type="float">
            <text:p>2.71862</text:p>
          </table:table-cell>
          <table:table-cell office:value-type="float" office:value="-0.094622" calcext:value-type="float">
            <text:p>-0.094622</text:p>
          </table:table-cell>
          <table:table-cell table:number-columns-repeated="2"/>
        </table:table-row>
        <table:table-row table:style-name="ro1">
          <table:table-cell office:value-type="float" office:value="2.76541" calcext:value-type="float">
            <text:p>2.76541</text:p>
          </table:table-cell>
          <table:table-cell office:value-type="float" office:value="-0.0686409" calcext:value-type="float">
            <text:p>-0.0686409</text:p>
          </table:table-cell>
          <table:table-cell table:number-columns-repeated="2"/>
        </table:table-row>
        <table:table-row table:style-name="ro1">
          <table:table-cell office:value-type="float" office:value="2.81226" calcext:value-type="float">
            <text:p>2.81226</text:p>
          </table:table-cell>
          <table:table-cell office:value-type="float" office:value="-0.0420689" calcext:value-type="float">
            <text:p>-0.0420689</text:p>
          </table:table-cell>
          <table:table-cell table:number-columns-repeated="2"/>
        </table:table-row>
        <table:table-row table:style-name="ro1">
          <table:table-cell office:value-type="float" office:value="2.85919" calcext:value-type="float">
            <text:p>2.85919</text:p>
          </table:table-cell>
          <table:table-cell office:value-type="float" office:value="-0.0150244" calcext:value-type="float">
            <text:p>-0.0150244</text:p>
          </table:table-cell>
          <table:table-cell table:number-columns-repeated="2"/>
        </table:table-row>
        <table:table-row table:style-name="ro1">
          <table:table-cell office:value-type="float" office:value="2.90617" calcext:value-type="float">
            <text:p>2.90617</text:p>
          </table:table-cell>
          <table:table-cell office:value-type="float" office:value="0.0123667" calcext:value-type="float">
            <text:p>0.0123667</text:p>
          </table:table-cell>
          <table:table-cell table:number-columns-repeated="2"/>
        </table:table-row>
        <table:table-row table:style-name="ro1">
          <table:table-cell office:value-type="float" office:value="2.9532" calcext:value-type="float">
            <text:p>2.9532</text:p>
          </table:table-cell>
          <table:table-cell office:value-type="float" office:value="0.0399714" calcext:value-type="float">
            <text:p>0.0399714</text:p>
          </table:table-cell>
          <table:table-cell table:number-columns-repeated="2"/>
        </table:table-row>
        <table:table-row table:style-name="ro1">
          <table:table-cell office:value-type="float" office:value="3.00026" calcext:value-type="float">
            <text:p>3.00026</text:p>
          </table:table-cell>
          <table:table-cell office:value-type="float" office:value="0.0676501" calcext:value-type="float">
            <text:p>0.0676501</text:p>
          </table:table-cell>
          <table:table-cell table:number-columns-repeated="2"/>
        </table:table-row>
        <table:table-row table:style-name="ro1">
          <table:table-cell office:value-type="float" office:value="3.04736" calcext:value-type="float">
            <text:p>3.04736</text:p>
          </table:table-cell>
          <table:table-cell office:value-type="float" office:value="0.0952575" calcext:value-type="float">
            <text:p>0.0952575</text:p>
          </table:table-cell>
          <table:table-cell table:number-columns-repeated="2"/>
        </table:table-row>
        <table:table-row table:style-name="ro1">
          <table:table-cell office:value-type="float" office:value="3.09447" calcext:value-type="float">
            <text:p>3.09447</text:p>
          </table:table-cell>
          <table:table-cell office:value-type="float" office:value="0.122644" calcext:value-type="float">
            <text:p>0.122644</text:p>
          </table:table-cell>
          <table:table-cell table:number-columns-repeated="2"/>
        </table:table-row>
        <table:table-row table:style-name="ro1">
          <table:table-cell office:value-type="float" office:value="3.14159" calcext:value-type="float">
            <text:p>3.14159</text:p>
          </table:table-cell>
          <table:table-cell office:value-type="float" office:value="0.149656" calcext:value-type="float">
            <text:p>0.149656</text:p>
          </table:table-cell>
          <table:table-cell table:number-columns-repeated="2"/>
        </table:table-row>
        <table:table-row table:style-name="ro1">
          <table:table-cell office:value-type="float" office:value="3.18871" calcext:value-type="float">
            <text:p>3.18871</text:p>
          </table:table-cell>
          <table:table-cell office:value-type="float" office:value="0.176137" calcext:value-type="float">
            <text:p>0.176137</text:p>
          </table:table-cell>
          <table:table-cell table:number-columns-repeated="2"/>
        </table:table-row>
        <table:table-row table:style-name="ro1">
          <table:table-cell office:value-type="float" office:value="3.23583" calcext:value-type="float">
            <text:p>3.23583</text:p>
          </table:table-cell>
          <table:table-cell office:value-type="float" office:value="0.201932" calcext:value-type="float">
            <text:p>0.201932</text:p>
          </table:table-cell>
          <table:table-cell table:number-columns-repeated="2"/>
        </table:table-row>
        <table:table-row table:style-name="ro1">
          <table:table-cell office:value-type="float" office:value="3.28292" calcext:value-type="float">
            <text:p>3.28292</text:p>
          </table:table-cell>
          <table:table-cell office:value-type="float" office:value="0.226885" calcext:value-type="float">
            <text:p>0.226885</text:p>
          </table:table-cell>
          <table:table-cell table:number-columns-repeated="2"/>
        </table:table-row>
        <table:table-row table:style-name="ro1">
          <table:table-cell office:value-type="float" office:value="3.32999" calcext:value-type="float">
            <text:p>3.32999</text:p>
          </table:table-cell>
          <table:table-cell office:value-type="float" office:value="0.250843" calcext:value-type="float">
            <text:p>0.250843</text:p>
          </table:table-cell>
          <table:table-cell table:number-columns-repeated="2"/>
        </table:table-row>
        <table:table-row table:style-name="ro1">
          <table:table-cell office:value-type="float" office:value="3.37702" calcext:value-type="float">
            <text:p>3.37702</text:p>
          </table:table-cell>
          <table:table-cell office:value-type="float" office:value="0.273655" calcext:value-type="float">
            <text:p>0.273655</text:p>
          </table:table-cell>
          <table:table-cell table:number-columns-repeated="2"/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0.295179" calcext:value-type="float">
            <text:p>0.295179</text:p>
          </table:table-cell>
          <table:table-cell table:number-columns-repeated="2"/>
        </table:table-row>
        <table:table-row table:style-name="ro1">
          <table:table-cell office:value-type="float" office:value="3.47092" calcext:value-type="float">
            <text:p>3.47092</text:p>
          </table:table-cell>
          <table:table-cell office:value-type="float" office:value="0.315278" calcext:value-type="float">
            <text:p>0.315278</text:p>
          </table:table-cell>
          <table:table-cell table:number-columns-repeated="2"/>
        </table:table-row>
        <table:table-row table:style-name="ro1">
          <table:table-cell office:value-type="float" office:value="3.51778" calcext:value-type="float">
            <text:p>3.51778</text:p>
          </table:table-cell>
          <table:table-cell office:value-type="float" office:value="0.333823" calcext:value-type="float">
            <text:p>0.333823</text:p>
          </table:table-cell>
          <table:table-cell table:number-columns-repeated="2"/>
        </table:table-row>
        <table:table-row table:style-name="ro1">
          <table:table-cell office:value-type="float" office:value="3.56456" calcext:value-type="float">
            <text:p>3.56456</text:p>
          </table:table-cell>
          <table:table-cell office:value-type="float" office:value="0.350697" calcext:value-type="float">
            <text:p>0.350697</text:p>
          </table:table-cell>
          <table:table-cell table:number-columns-repeated="2"/>
        </table:table-row>
        <table:table-row table:style-name="ro1">
          <table:table-cell office:value-type="float" office:value="3.61126" calcext:value-type="float">
            <text:p>3.61126</text:p>
          </table:table-cell>
          <table:table-cell office:value-type="float" office:value="0.365795" calcext:value-type="float">
            <text:p>0.365795</text:p>
          </table:table-cell>
          <table:table-cell table:number-columns-repeated="2"/>
        </table:table-row>
        <table:table-row table:style-name="ro1">
          <table:table-cell office:value-type="float" office:value="3.65786" calcext:value-type="float">
            <text:p>3.65786</text:p>
          </table:table-cell>
          <table:table-cell office:value-type="float" office:value="0.37902" calcext:value-type="float">
            <text:p>0.37902</text:p>
          </table:table-cell>
          <table:table-cell table:number-columns-repeated="2"/>
        </table:table-row>
        <table:table-row table:style-name="ro1">
          <table:table-cell office:value-type="float" office:value="3.70436" calcext:value-type="float">
            <text:p>3.70436</text:p>
          </table:table-cell>
          <table:table-cell office:value-type="float" office:value="0.390294" calcext:value-type="float">
            <text:p>0.390294</text:p>
          </table:table-cell>
          <table:table-cell table:number-columns-repeated="2"/>
        </table:table-row>
        <table:table-row table:style-name="ro1">
          <table:table-cell office:value-type="float" office:value="3.75075" calcext:value-type="float">
            <text:p>3.75075</text:p>
          </table:table-cell>
          <table:table-cell office:value-type="float" office:value="0.39955" calcext:value-type="float">
            <text:p>0.39955</text:p>
          </table:table-cell>
          <table:table-cell table:number-columns-repeated="2"/>
        </table:table-row>
        <table:table-row table:style-name="ro1">
          <table:table-cell office:value-type="float" office:value="3.79702" calcext:value-type="float">
            <text:p>3.79702</text:p>
          </table:table-cell>
          <table:table-cell office:value-type="float" office:value="0.406736" calcext:value-type="float">
            <text:p>0.406736</text:p>
          </table:table-cell>
          <table:table-cell table:number-columns-repeated="2"/>
        </table:table-row>
        <table:table-row table:style-name="ro1">
          <table:table-cell office:value-type="float" office:value="3.84315" calcext:value-type="float">
            <text:p>3.84315</text:p>
          </table:table-cell>
          <table:table-cell office:value-type="float" office:value="0.411815" calcext:value-type="float">
            <text:p>0.411815</text:p>
          </table:table-cell>
          <table:table-cell table:number-columns-repeated="2"/>
        </table:table-row>
        <table:table-row table:style-name="ro1">
          <table:table-cell office:value-type="float" office:value="3.88914" calcext:value-type="float">
            <text:p>3.88914</text:p>
          </table:table-cell>
          <table:table-cell office:value-type="float" office:value="0.414764" calcext:value-type="float">
            <text:p>0.414764</text:p>
          </table:table-cell>
          <table:table-cell table:number-columns-repeated="2"/>
        </table:table-row>
        <table:table-row table:style-name="ro1">
          <table:table-cell office:value-type="float" office:value="3.93498" calcext:value-type="float">
            <text:p>3.93498</text:p>
          </table:table-cell>
          <table:table-cell office:value-type="float" office:value="0.415576" calcext:value-type="float">
            <text:p>0.415576</text:p>
          </table:table-cell>
          <table:table-cell table:number-columns-repeated="2"/>
        </table:table-row>
        <table:table-row table:style-name="ro1">
          <table:table-cell office:value-type="float" office:value="3.98066" calcext:value-type="float">
            <text:p>3.98066</text:p>
          </table:table-cell>
          <table:table-cell office:value-type="float" office:value="0.414258" calcext:value-type="float">
            <text:p>0.414258</text:p>
          </table:table-cell>
          <table:table-cell table:number-columns-repeated="2"/>
        </table:table-row>
        <table:table-row table:style-name="ro1">
          <table:table-cell office:value-type="float" office:value="4.02617" calcext:value-type="float">
            <text:p>4.02617</text:p>
          </table:table-cell>
          <table:table-cell office:value-type="float" office:value="0.41083" calcext:value-type="float">
            <text:p>0.41083</text:p>
          </table:table-cell>
          <table:table-cell table:number-columns-repeated="2"/>
        </table:table-row>
        <table:table-row table:style-name="ro1">
          <table:table-cell office:value-type="float" office:value="4.0715" calcext:value-type="float">
            <text:p>4.0715</text:p>
          </table:table-cell>
          <table:table-cell office:value-type="float" office:value="0.405326" calcext:value-type="float">
            <text:p>0.405326</text:p>
          </table:table-cell>
          <table:table-cell table:number-columns-repeated="2"/>
        </table:table-row>
        <table:table-row table:style-name="ro1">
          <table:table-cell office:value-type="float" office:value="4.11665" calcext:value-type="float">
            <text:p>4.11665</text:p>
          </table:table-cell>
          <table:table-cell office:value-type="float" office:value="0.397789" calcext:value-type="float">
            <text:p>0.397789</text:p>
          </table:table-cell>
          <table:table-cell table:number-columns-repeated="2"/>
        </table:table-row>
        <table:table-row table:style-name="ro1">
          <table:table-cell office:value-type="float" office:value="4.16159" calcext:value-type="float">
            <text:p>4.16159</text:p>
          </table:table-cell>
          <table:table-cell office:value-type="float" office:value="0.388277" calcext:value-type="float">
            <text:p>0.388277</text:p>
          </table:table-cell>
          <table:table-cell table:number-columns-repeated="2"/>
        </table:table-row>
        <table:table-row table:style-name="ro1">
          <table:table-cell office:value-type="float" office:value="4.20633" calcext:value-type="float">
            <text:p>4.20633</text:p>
          </table:table-cell>
          <table:table-cell office:value-type="float" office:value="0.376856" calcext:value-type="float">
            <text:p>0.376856</text:p>
          </table:table-cell>
          <table:table-cell table:number-columns-repeated="2"/>
        </table:table-row>
        <table:table-row table:style-name="ro1">
          <table:table-cell office:value-type="float" office:value="4.25085" calcext:value-type="float">
            <text:p>4.25085</text:p>
          </table:table-cell>
          <table:table-cell office:value-type="float" office:value="0.363601" calcext:value-type="float">
            <text:p>0.363601</text:p>
          </table:table-cell>
          <table:table-cell table:number-columns-repeated="2"/>
        </table:table-row>
        <table:table-row table:style-name="ro1">
          <table:table-cell office:value-type="float" office:value="4.29515" calcext:value-type="float">
            <text:p>4.29515</text:p>
          </table:table-cell>
          <table:table-cell office:value-type="float" office:value="0.348593" calcext:value-type="float">
            <text:p>0.348593</text:p>
          </table:table-cell>
          <table:table-cell table:number-columns-repeated="2"/>
        </table:table-row>
        <table:table-row table:style-name="ro1">
          <table:table-cell office:value-type="float" office:value="4.33921" calcext:value-type="float">
            <text:p>4.33921</text:p>
          </table:table-cell>
          <table:table-cell office:value-type="float" office:value="0.331923" calcext:value-type="float">
            <text:p>0.331923</text:p>
          </table:table-cell>
          <table:table-cell table:number-columns-repeated="2"/>
        </table:table-row>
        <table:table-row table:style-name="ro1">
          <table:table-cell office:value-type="float" office:value="4.38302" calcext:value-type="float">
            <text:p>4.38302</text:p>
          </table:table-cell>
          <table:table-cell office:value-type="float" office:value="0.313685" calcext:value-type="float">
            <text:p>0.313685</text:p>
          </table:table-cell>
          <table:table-cell table:number-columns-repeated="2"/>
        </table:table-row>
        <table:table-row table:style-name="ro1">
          <table:table-cell office:value-type="float" office:value="4.42658" calcext:value-type="float">
            <text:p>4.42658</text:p>
          </table:table-cell>
          <table:table-cell office:value-type="float" office:value="0.293977" calcext:value-type="float">
            <text:p>0.293977</text:p>
          </table:table-cell>
          <table:table-cell table:number-columns-repeated="2"/>
        </table:table-row>
        <table:table-row table:style-name="ro1">
          <table:table-cell office:value-type="float" office:value="4.46988" calcext:value-type="float">
            <text:p>4.46988</text:p>
          </table:table-cell>
          <table:table-cell office:value-type="float" office:value="0.272901" calcext:value-type="float">
            <text:p>0.272901</text:p>
          </table:table-cell>
          <table:table-cell table:number-columns-repeated="2"/>
        </table:table-row>
        <table:table-row table:style-name="ro1">
          <table:table-cell office:value-type="float" office:value="4.5129" calcext:value-type="float">
            <text:p>4.5129</text:p>
          </table:table-cell>
          <table:table-cell office:value-type="float" office:value="0.250561" calcext:value-type="float">
            <text:p>0.250561</text:p>
          </table:table-cell>
          <table:table-cell table:number-columns-repeated="2"/>
        </table:table-row>
        <table:table-row table:style-name="ro1">
          <table:table-cell office:value-type="float" office:value="4.55564" calcext:value-type="float">
            <text:p>4.55564</text:p>
          </table:table-cell>
          <table:table-cell office:value-type="float" office:value="0.227062" calcext:value-type="float">
            <text:p>0.227062</text:p>
          </table:table-cell>
          <table:table-cell table:number-columns-repeated="2"/>
        </table:table-row>
        <table:table-row table:style-name="ro1">
          <table:table-cell office:value-type="float" office:value="4.59809" calcext:value-type="float">
            <text:p>4.59809</text:p>
          </table:table-cell>
          <table:table-cell office:value-type="float" office:value="0.202511" calcext:value-type="float">
            <text:p>0.202511</text:p>
          </table:table-cell>
          <table:table-cell table:number-columns-repeated="2"/>
        </table:table-row>
        <table:table-row table:style-name="ro1">
          <table:table-cell office:value-type="float" office:value="4.64023" calcext:value-type="float">
            <text:p>4.64023</text:p>
          </table:table-cell>
          <table:table-cell office:value-type="float" office:value="0.177012" calcext:value-type="float">
            <text:p>0.177012</text:p>
          </table:table-cell>
          <table:table-cell table:number-columns-repeated="2"/>
        </table:table-row>
        <table:table-row table:style-name="ro1">
          <table:table-cell office:value-type="float" office:value="4.68207" calcext:value-type="float">
            <text:p>4.68207</text:p>
          </table:table-cell>
          <table:table-cell office:value-type="float" office:value="0.150671" calcext:value-type="float">
            <text:p>0.150671</text:p>
          </table:table-cell>
          <table:table-cell table:number-columns-repeated="2"/>
        </table:table-row>
        <table:table-row table:style-name="ro1">
          <table:table-cell office:value-type="float" office:value="4.72358" calcext:value-type="float">
            <text:p>4.72358</text:p>
          </table:table-cell>
          <table:table-cell office:value-type="float" office:value="0.12359" calcext:value-type="float">
            <text:p>0.12359</text:p>
          </table:table-cell>
          <table:table-cell table:number-columns-repeated="2"/>
        </table:table-row>
        <table:table-row table:style-name="ro1">
          <table:table-cell office:value-type="float" office:value="4.76477" calcext:value-type="float">
            <text:p>4.76477</text:p>
          </table:table-cell>
          <table:table-cell office:value-type="float" office:value="0.0958709" calcext:value-type="float">
            <text:p>0.0958709</text:p>
          </table:table-cell>
          <table:table-cell table:number-columns-repeated="2"/>
        </table:table-row>
        <table:table-row table:style-name="ro1">
          <table:table-cell office:value-type="float" office:value="4.80561" calcext:value-type="float">
            <text:p>4.80561</text:p>
          </table:table-cell>
          <table:table-cell office:value-type="float" office:value="0.0676118" calcext:value-type="float">
            <text:p>0.0676118</text:p>
          </table:table-cell>
          <table:table-cell table:number-columns-repeated="2"/>
        </table:table-row>
        <table:table-row table:style-name="ro1">
          <table:table-cell office:value-type="float" office:value="4.84611" calcext:value-type="float">
            <text:p>4.84611</text:p>
          </table:table-cell>
          <table:table-cell office:value-type="float" office:value="0.038909" calcext:value-type="float">
            <text:p>0.038909</text:p>
          </table:table-cell>
          <table:table-cell table:number-columns-repeated="2"/>
        </table:table-row>
        <table:table-row table:style-name="ro1">
          <table:table-cell office:value-type="float" office:value="4.88625" calcext:value-type="float">
            <text:p>4.88625</text:p>
          </table:table-cell>
          <table:table-cell office:value-type="float" office:value="0.00985537" calcext:value-type="float">
            <text:p>0.00985537</text:p>
          </table:table-cell>
          <table:table-cell table:number-columns-repeated="2"/>
        </table:table-row>
        <table:table-row table:style-name="ro1">
          <table:table-cell office:value-type="float" office:value="4.92602" calcext:value-type="float">
            <text:p>4.92602</text:p>
          </table:table-cell>
          <table:table-cell office:value-type="float" office:value="-0.0194592" calcext:value-type="float">
            <text:p>-0.0194592</text:p>
          </table:table-cell>
          <table:table-cell table:number-columns-repeated="2"/>
        </table:table-row>
        <table:table-row table:style-name="ro1">
          <table:table-cell office:value-type="float" office:value="4.96541" calcext:value-type="float">
            <text:p>4.96541</text:p>
          </table:table-cell>
          <table:table-cell office:value-type="float" office:value="-0.0489485" calcext:value-type="float">
            <text:p>-0.0489485</text:p>
          </table:table-cell>
          <table:table-cell table:number-columns-repeated="2"/>
        </table:table-row>
        <table:table-row table:style-name="ro1">
          <table:table-cell office:value-type="float" office:value="5.00442" calcext:value-type="float">
            <text:p>5.00442</text:p>
          </table:table-cell>
          <table:table-cell office:value-type="float" office:value="-0.0785296" calcext:value-type="float">
            <text:p>-0.0785296</text:p>
          </table:table-cell>
          <table:table-cell table:number-columns-repeated="2"/>
        </table:table-row>
        <table:table-row table:style-name="ro1">
          <table:table-cell office:value-type="float" office:value="5.04303" calcext:value-type="float">
            <text:p>5.04303</text:p>
          </table:table-cell>
          <table:table-cell office:value-type="float" office:value="-0.108123" calcext:value-type="float">
            <text:p>-0.108123</text:p>
          </table:table-cell>
          <table:table-cell table:number-columns-repeated="2"/>
        </table:table-row>
        <table:table-row table:style-name="ro1">
          <table:table-cell office:value-type="float" office:value="5.08124" calcext:value-type="float">
            <text:p>5.08124</text:p>
          </table:table-cell>
          <table:table-cell office:value-type="float" office:value="-0.137655" calcext:value-type="float">
            <text:p>-0.137655</text:p>
          </table:table-cell>
          <table:table-cell table:number-columns-repeated="2"/>
        </table:table-row>
        <table:table-row table:style-name="ro1">
          <table:table-cell office:value-type="float" office:value="5.11903" calcext:value-type="float">
            <text:p>5.11903</text:p>
          </table:table-cell>
          <table:table-cell office:value-type="float" office:value="-0.167051" calcext:value-type="float">
            <text:p>-0.167051</text:p>
          </table:table-cell>
          <table:table-cell table:number-columns-repeated="2"/>
        </table:table-row>
        <table:table-row table:style-name="ro1">
          <table:table-cell office:value-type="float" office:value="5.1564" calcext:value-type="float">
            <text:p>5.1564</text:p>
          </table:table-cell>
          <table:table-cell office:value-type="float" office:value="-0.196246" calcext:value-type="float">
            <text:p>-0.196246</text:p>
          </table:table-cell>
          <table:table-cell table:number-columns-repeated="2"/>
        </table:table-row>
        <table:table-row table:style-name="ro1">
          <table:table-cell office:value-type="float" office:value="5.19333" calcext:value-type="float">
            <text:p>5.19333</text:p>
          </table:table-cell>
          <table:table-cell office:value-type="float" office:value="-0.225174" calcext:value-type="float">
            <text:p>-0.225174</text:p>
          </table:table-cell>
          <table:table-cell table:number-columns-repeated="2"/>
        </table:table-row>
        <table:table-row table:style-name="ro1">
          <table:table-cell office:value-type="float" office:value="5.22982" calcext:value-type="float">
            <text:p>5.22982</text:p>
          </table:table-cell>
          <table:table-cell office:value-type="float" office:value="-0.253775" calcext:value-type="float">
            <text:p>-0.253775</text:p>
          </table:table-cell>
          <table:table-cell table:number-columns-repeated="2"/>
        </table:table-row>
        <table:table-row table:style-name="ro1">
          <table:table-cell office:value-type="float" office:value="5.26586" calcext:value-type="float">
            <text:p>5.26586</text:p>
          </table:table-cell>
          <table:table-cell office:value-type="float" office:value="-0.281993" calcext:value-type="float">
            <text:p>-0.281993</text:p>
          </table:table-cell>
          <table:table-cell table:number-columns-repeated="2"/>
        </table:table-row>
        <table:table-row table:style-name="ro1">
          <table:table-cell office:value-type="float" office:value="5.30144" calcext:value-type="float">
            <text:p>5.30144</text:p>
          </table:table-cell>
          <table:table-cell office:value-type="float" office:value="-0.309776" calcext:value-type="float">
            <text:p>-0.309776</text:p>
          </table:table-cell>
          <table:table-cell table:number-columns-repeated="2"/>
        </table:table-row>
        <table:table-row table:style-name="ro1">
          <table:table-cell office:value-type="float" office:value="5.33654" calcext:value-type="float">
            <text:p>5.33654</text:p>
          </table:table-cell>
          <table:table-cell office:value-type="float" office:value="-0.337074" calcext:value-type="float">
            <text:p>-0.337074</text:p>
          </table:table-cell>
          <table:table-cell table:number-columns-repeated="2"/>
        </table:table-row>
        <table:table-row table:style-name="ro1">
          <table:table-cell office:value-type="float" office:value="5.37117" calcext:value-type="float">
            <text:p>5.37117</text:p>
          </table:table-cell>
          <table:table-cell office:value-type="float" office:value="-0.363842" calcext:value-type="float">
            <text:p>-0.363842</text:p>
          </table:table-cell>
          <table:table-cell table:number-columns-repeated="2"/>
        </table:table-row>
        <table:table-row table:style-name="ro1">
          <table:table-cell office:value-type="float" office:value="5.4053" calcext:value-type="float">
            <text:p>5.4053</text:p>
          </table:table-cell>
          <table:table-cell office:value-type="float" office:value="-0.390039" calcext:value-type="float">
            <text:p>-0.390039</text:p>
          </table:table-cell>
          <table:table-cell table:number-columns-repeated="2"/>
        </table:table-row>
        <table:table-row table:style-name="ro1">
          <table:table-cell office:value-type="float" office:value="5.43894" calcext:value-type="float">
            <text:p>5.43894</text:p>
          </table:table-cell>
          <table:table-cell office:value-type="float" office:value="-0.415628" calcext:value-type="float">
            <text:p>-0.415628</text:p>
          </table:table-cell>
          <table:table-cell table:number-columns-repeated="2"/>
        </table:table-row>
        <table:table-row table:style-name="ro1">
          <table:table-cell office:value-type="float" office:value="5.47207" calcext:value-type="float">
            <text:p>5.47207</text:p>
          </table:table-cell>
          <table:table-cell office:value-type="float" office:value="-0.440574" calcext:value-type="float">
            <text:p>-0.440574</text:p>
          </table:table-cell>
          <table:table-cell table:number-columns-repeated="2"/>
        </table:table-row>
        <table:table-row table:style-name="ro1">
          <table:table-cell office:value-type="float" office:value="5.50467" calcext:value-type="float">
            <text:p>5.50467</text:p>
          </table:table-cell>
          <table:table-cell office:value-type="float" office:value="-0.464848" calcext:value-type="float">
            <text:p>-0.464848</text:p>
          </table:table-cell>
          <table:table-cell table:number-columns-repeated="2"/>
        </table:table-row>
        <table:table-row table:style-name="ro1">
          <table:table-cell office:value-type="float" office:value="5.53675" calcext:value-type="float">
            <text:p>5.53675</text:p>
          </table:table-cell>
          <table:table-cell office:value-type="float" office:value="-0.488422" calcext:value-type="float">
            <text:p>-0.488422</text:p>
          </table:table-cell>
          <table:table-cell table:number-columns-repeated="2"/>
        </table:table-row>
        <table:table-row table:style-name="ro1">
          <table:table-cell office:value-type="float" office:value="5.5683" calcext:value-type="float">
            <text:p>5.5683</text:p>
          </table:table-cell>
          <table:table-cell office:value-type="float" office:value="-0.511274" calcext:value-type="float">
            <text:p>-0.511274</text:p>
          </table:table-cell>
          <table:table-cell table:number-columns-repeated="2"/>
        </table:table-row>
        <table:table-row table:style-name="ro1">
          <table:table-cell office:value-type="float" office:value="5.59929" calcext:value-type="float">
            <text:p>5.59929</text:p>
          </table:table-cell>
          <table:table-cell office:value-type="float" office:value="-0.533385" calcext:value-type="float">
            <text:p>-0.533385</text:p>
          </table:table-cell>
          <table:table-cell table:number-columns-repeated="2"/>
        </table:table-row>
        <table:table-row table:style-name="ro1">
          <table:table-cell office:value-type="float" office:value="5.62973" calcext:value-type="float">
            <text:p>5.62973</text:p>
          </table:table-cell>
          <table:table-cell office:value-type="float" office:value="-0.554738" calcext:value-type="float">
            <text:p>-0.554738</text:p>
          </table:table-cell>
          <table:table-cell table:number-columns-repeated="2"/>
        </table:table-row>
        <table:table-row table:style-name="ro1">
          <table:table-cell office:value-type="float" office:value="5.65961" calcext:value-type="float">
            <text:p>5.65961</text:p>
          </table:table-cell>
          <table:table-cell office:value-type="float" office:value="-0.575323" calcext:value-type="float">
            <text:p>-0.575323</text:p>
          </table:table-cell>
          <table:table-cell table:number-columns-repeated="2"/>
        </table:table-row>
        <table:table-row table:style-name="ro1">
          <table:table-cell office:value-type="float" office:value="5.68891" calcext:value-type="float">
            <text:p>5.68891</text:p>
          </table:table-cell>
          <table:table-cell office:value-type="float" office:value="-0.595129" calcext:value-type="float">
            <text:p>-0.595129</text:p>
          </table:table-cell>
          <table:table-cell table:number-columns-repeated="2"/>
        </table:table-row>
        <table:table-row table:style-name="ro1">
          <table:table-cell office:value-type="float" office:value="5.71762" calcext:value-type="float">
            <text:p>5.71762</text:p>
          </table:table-cell>
          <table:table-cell office:value-type="float" office:value="-0.614151" calcext:value-type="float">
            <text:p>-0.614151</text:p>
          </table:table-cell>
          <table:table-cell table:number-columns-repeated="2"/>
        </table:table-row>
        <table:table-row table:style-name="ro1">
          <table:table-cell office:value-type="float" office:value="5.74575" calcext:value-type="float">
            <text:p>5.74575</text:p>
          </table:table-cell>
          <table:table-cell office:value-type="float" office:value="-0.632387" calcext:value-type="float">
            <text:p>-0.632387</text:p>
          </table:table-cell>
          <table:table-cell table:number-columns-repeated="2"/>
        </table:table-row>
        <table:table-row table:style-name="ro1">
          <table:table-cell office:value-type="float" office:value="5.77327" calcext:value-type="float">
            <text:p>5.77327</text:p>
          </table:table-cell>
          <table:table-cell office:value-type="float" office:value="-0.649839" calcext:value-type="float">
            <text:p>-0.649839</text:p>
          </table:table-cell>
          <table:table-cell table:number-columns-repeated="2"/>
        </table:table-row>
        <table:table-row table:style-name="ro1">
          <table:table-cell office:value-type="float" office:value="5.80017" calcext:value-type="float">
            <text:p>5.80017</text:p>
          </table:table-cell>
          <table:table-cell office:value-type="float" office:value="-0.666509" calcext:value-type="float">
            <text:p>-0.666509</text:p>
          </table:table-cell>
          <table:table-cell table:number-columns-repeated="2"/>
        </table:table-row>
        <table:table-row table:style-name="ro1">
          <table:table-cell office:value-type="float" office:value="5.82646" calcext:value-type="float">
            <text:p>5.82646</text:p>
          </table:table-cell>
          <table:table-cell office:value-type="float" office:value="-0.682406" calcext:value-type="float">
            <text:p>-0.682406</text:p>
          </table:table-cell>
          <table:table-cell table:number-columns-repeated="2"/>
        </table:table-row>
        <table:table-row table:style-name="ro1">
          <table:table-cell office:value-type="float" office:value="5.85211" calcext:value-type="float">
            <text:p>5.85211</text:p>
          </table:table-cell>
          <table:table-cell office:value-type="float" office:value="-0.69754" calcext:value-type="float">
            <text:p>-0.69754</text:p>
          </table:table-cell>
          <table:table-cell table:number-columns-repeated="2"/>
        </table:table-row>
        <table:table-row table:style-name="ro1">
          <table:table-cell office:value-type="float" office:value="5.87712" calcext:value-type="float">
            <text:p>5.87712</text:p>
          </table:table-cell>
          <table:table-cell office:value-type="float" office:value="-0.711922" calcext:value-type="float">
            <text:p>-0.711922</text:p>
          </table:table-cell>
          <table:table-cell table:number-columns-repeated="2"/>
        </table:table-row>
        <table:table-row table:style-name="ro1">
          <table:table-cell office:value-type="float" office:value="5.90148" calcext:value-type="float">
            <text:p>5.90148</text:p>
          </table:table-cell>
          <table:table-cell office:value-type="float" office:value="-0.725569" calcext:value-type="float">
            <text:p>-0.725569</text:p>
          </table:table-cell>
          <table:table-cell table:number-columns-repeated="2"/>
        </table:table-row>
        <table:table-row table:style-name="ro1">
          <table:table-cell office:value-type="float" office:value="5.92518" calcext:value-type="float">
            <text:p>5.92518</text:p>
          </table:table-cell>
          <table:table-cell office:value-type="float" office:value="-0.738499" calcext:value-type="float">
            <text:p>-0.738499</text:p>
          </table:table-cell>
          <table:table-cell table:number-columns-repeated="2"/>
        </table:table-row>
        <table:table-row table:style-name="ro1">
          <table:table-cell office:value-type="float" office:value="5.94822" calcext:value-type="float">
            <text:p>5.94822</text:p>
          </table:table-cell>
          <table:table-cell office:value-type="float" office:value="-0.750732" calcext:value-type="float">
            <text:p>-0.750732</text:p>
          </table:table-cell>
          <table:table-cell table:number-columns-repeated="2"/>
        </table:table-row>
        <table:table-row table:style-name="ro1">
          <table:table-cell office:value-type="float" office:value="5.97057" calcext:value-type="float">
            <text:p>5.97057</text:p>
          </table:table-cell>
          <table:table-cell office:value-type="float" office:value="-0.762292" calcext:value-type="float">
            <text:p>-0.762292</text:p>
          </table:table-cell>
          <table:table-cell table:number-columns-repeated="2"/>
        </table:table-row>
        <table:table-row table:style-name="ro1">
          <table:table-cell office:value-type="float" office:value="5.99224" calcext:value-type="float">
            <text:p>5.99224</text:p>
          </table:table-cell>
          <table:table-cell office:value-type="float" office:value="-0.773202" calcext:value-type="float">
            <text:p>-0.773202</text:p>
          </table:table-cell>
          <table:table-cell table:number-columns-repeated="2"/>
        </table:table-row>
        <table:table-row table:style-name="ro1">
          <table:table-cell office:value-type="float" office:value="6.0132" calcext:value-type="float">
            <text:p>6.0132</text:p>
          </table:table-cell>
          <table:table-cell office:value-type="float" office:value="-0.78349" calcext:value-type="float">
            <text:p>-0.78349</text:p>
          </table:table-cell>
          <table:table-cell table:number-columns-repeated="2"/>
        </table:table-row>
        <table:table-row table:style-name="ro1">
          <table:table-cell office:value-type="float" office:value="6.03347" calcext:value-type="float">
            <text:p>6.03347</text:p>
          </table:table-cell>
          <table:table-cell office:value-type="float" office:value="-0.793185" calcext:value-type="float">
            <text:p>-0.793185</text:p>
          </table:table-cell>
          <table:table-cell table:number-columns-repeated="2"/>
        </table:table-row>
        <table:table-row table:style-name="ro1">
          <table:table-cell office:value-type="float" office:value="6.05301" calcext:value-type="float">
            <text:p>6.05301</text:p>
          </table:table-cell>
          <table:table-cell office:value-type="float" office:value="-0.802316" calcext:value-type="float">
            <text:p>-0.802316</text:p>
          </table:table-cell>
          <table:table-cell table:number-columns-repeated="2"/>
        </table:table-row>
        <table:table-row table:style-name="ro1">
          <table:table-cell office:value-type="float" office:value="6.07183" calcext:value-type="float">
            <text:p>6.07183</text:p>
          </table:table-cell>
          <table:table-cell office:value-type="float" office:value="-0.810918" calcext:value-type="float">
            <text:p>-0.810918</text:p>
          </table:table-cell>
          <table:table-cell table:number-columns-repeated="2"/>
        </table:table-row>
        <table:table-row table:style-name="ro1">
          <table:table-cell office:value-type="float" office:value="6.08992" calcext:value-type="float">
            <text:p>6.08992</text:p>
          </table:table-cell>
          <table:table-cell office:value-type="float" office:value="-0.819022" calcext:value-type="float">
            <text:p>-0.819022</text:p>
          </table:table-cell>
          <table:table-cell table:number-columns-repeated="2"/>
        </table:table-row>
        <table:table-row table:style-name="ro1">
          <table:table-cell office:value-type="float" office:value="6.10726" calcext:value-type="float">
            <text:p>6.10726</text:p>
          </table:table-cell>
          <table:table-cell office:value-type="float" office:value="-0.826663" calcext:value-type="float">
            <text:p>-0.826663</text:p>
          </table:table-cell>
          <table:table-cell table:number-columns-repeated="2"/>
        </table:table-row>
        <table:table-row table:style-name="ro1">
          <table:table-cell office:value-type="float" office:value="6.12384" calcext:value-type="float">
            <text:p>6.12384</text:p>
          </table:table-cell>
          <table:table-cell office:value-type="float" office:value="-0.833879" calcext:value-type="float">
            <text:p>-0.833879</text:p>
          </table:table-cell>
          <table:table-cell table:number-columns-repeated="2"/>
        </table:table-row>
        <table:table-row table:style-name="ro1">
          <table:table-cell office:value-type="float" office:value="6.13966" calcext:value-type="float">
            <text:p>6.13966</text:p>
          </table:table-cell>
          <table:table-cell office:value-type="float" office:value="-0.840704" calcext:value-type="float">
            <text:p>-0.840704</text:p>
          </table:table-cell>
          <table:table-cell table:number-columns-repeated="2"/>
        </table:table-row>
        <table:table-row table:style-name="ro1">
          <table:table-cell office:value-type="float" office:value="6.15471" calcext:value-type="float">
            <text:p>6.15471</text:p>
          </table:table-cell>
          <table:table-cell office:value-type="float" office:value="-0.847179" calcext:value-type="float">
            <text:p>-0.847179</text:p>
          </table:table-cell>
          <table:table-cell table:number-columns-repeated="2"/>
        </table:table-row>
        <table:table-row table:style-name="ro1">
          <table:table-cell office:value-type="float" office:value="6.16898" calcext:value-type="float">
            <text:p>6.16898</text:p>
          </table:table-cell>
          <table:table-cell office:value-type="float" office:value="-0.85334" calcext:value-type="float">
            <text:p>-0.85334</text:p>
          </table:table-cell>
          <table:table-cell table:number-columns-repeated="2"/>
        </table:table-row>
        <table:table-row table:style-name="ro1">
          <table:table-cell office:value-type="float" office:value="6.18246" calcext:value-type="float">
            <text:p>6.18246</text:p>
          </table:table-cell>
          <table:table-cell office:value-type="float" office:value="-0.859228" calcext:value-type="float">
            <text:p>-0.859228</text:p>
          </table:table-cell>
          <table:table-cell table:number-columns-repeated="2"/>
        </table:table-row>
        <table:table-row table:style-name="ro1">
          <table:table-cell office:value-type="float" office:value="6.19513" calcext:value-type="float">
            <text:p>6.19513</text:p>
          </table:table-cell>
          <table:table-cell office:value-type="float" office:value="-0.864882" calcext:value-type="float">
            <text:p>-0.864882</text:p>
          </table:table-cell>
          <table:table-cell table:number-columns-repeated="2"/>
        </table:table-row>
        <table:table-row table:style-name="ro1">
          <table:table-cell office:value-type="float" office:value="6.207" calcext:value-type="float">
            <text:p>6.207</text:p>
          </table:table-cell>
          <table:table-cell office:value-type="float" office:value="-0.870341" calcext:value-type="float">
            <text:p>-0.870341</text:p>
          </table:table-cell>
          <table:table-cell table:number-columns-repeated="2"/>
        </table:table-row>
        <table:table-row table:style-name="ro1">
          <table:table-cell office:value-type="float" office:value="6.21804" calcext:value-type="float">
            <text:p>6.21804</text:p>
          </table:table-cell>
          <table:table-cell office:value-type="float" office:value="-0.875647" calcext:value-type="float">
            <text:p>-0.875647</text:p>
          </table:table-cell>
          <table:table-cell table:number-columns-repeated="2"/>
        </table:table-row>
        <table:table-row table:style-name="ro1">
          <table:table-cell office:value-type="float" office:value="6.22826" calcext:value-type="float">
            <text:p>6.22826</text:p>
          </table:table-cell>
          <table:table-cell office:value-type="float" office:value="-0.88084" calcext:value-type="float">
            <text:p>-0.88084</text:p>
          </table:table-cell>
          <table:table-cell table:number-columns-repeated="2"/>
        </table:table-row>
        <table:table-row table:style-name="ro1">
          <table:table-cell office:value-type="float" office:value="6.23763" calcext:value-type="float">
            <text:p>6.23763</text:p>
          </table:table-cell>
          <table:table-cell office:value-type="float" office:value="-0.885959" calcext:value-type="float">
            <text:p>-0.885959</text:p>
          </table:table-cell>
          <table:table-cell table:number-columns-repeated="2"/>
        </table:table-row>
        <table:table-row table:style-name="ro1">
          <table:table-cell office:value-type="float" office:value="6.24616" calcext:value-type="float">
            <text:p>6.24616</text:p>
          </table:table-cell>
          <table:table-cell office:value-type="float" office:value="-0.891045" calcext:value-type="float">
            <text:p>-0.891045</text:p>
          </table:table-cell>
          <table:table-cell table:number-columns-repeated="2"/>
        </table:table-row>
        <table:table-row table:style-name="ro1">
          <table:table-cell office:value-type="float" office:value="6.25383" calcext:value-type="float">
            <text:p>6.25383</text:p>
          </table:table-cell>
          <table:table-cell office:value-type="float" office:value="-0.896139" calcext:value-type="float">
            <text:p>-0.896139</text:p>
          </table:table-cell>
          <table:table-cell table:number-columns-repeated="2"/>
        </table:table-row>
        <table:table-row table:style-name="ro1">
          <table:table-cell office:value-type="float" office:value="6.26063" calcext:value-type="float">
            <text:p>6.26063</text:p>
          </table:table-cell>
          <table:table-cell office:value-type="float" office:value="-0.901278" calcext:value-type="float">
            <text:p>-0.901278</text:p>
          </table:table-cell>
          <table:table-cell table:number-columns-repeated="2"/>
        </table:table-row>
        <table:table-row table:style-name="ro1">
          <table:table-cell office:value-type="float" office:value="6.26656" calcext:value-type="float">
            <text:p>6.26656</text:p>
          </table:table-cell>
          <table:table-cell office:value-type="float" office:value="-0.906503" calcext:value-type="float">
            <text:p>-0.906503</text:p>
          </table:table-cell>
          <table:table-cell table:number-columns-repeated="2"/>
        </table:table-row>
        <table:table-row table:style-name="ro1">
          <table:table-cell office:value-type="float" office:value="6.2716" calcext:value-type="float">
            <text:p>6.2716</text:p>
          </table:table-cell>
          <table:table-cell office:value-type="float" office:value="-0.911852" calcext:value-type="float">
            <text:p>-0.911852</text:p>
          </table:table-cell>
          <table:table-cell table:number-columns-repeated="2"/>
        </table:table-row>
        <table:table-row table:style-name="ro1">
          <table:table-cell office:value-type="float" office:value="6.27575" calcext:value-type="float">
            <text:p>6.27575</text:p>
          </table:table-cell>
          <table:table-cell office:value-type="float" office:value="-0.917363" calcext:value-type="float">
            <text:p>-0.917363</text:p>
          </table:table-cell>
          <table:table-cell table:number-columns-repeated="2"/>
        </table:table-row>
        <table:table-row table:style-name="ro1">
          <table:table-cell office:value-type="float" office:value="6.27899" calcext:value-type="float">
            <text:p>6.27899</text:p>
          </table:table-cell>
          <table:table-cell office:value-type="float" office:value="-0.923071" calcext:value-type="float">
            <text:p>-0.923071</text:p>
          </table:table-cell>
          <table:table-cell table:number-columns-repeated="2"/>
        </table:table-row>
        <table:table-row table:style-name="ro1">
          <table:table-cell office:value-type="float" office:value="6.28131" calcext:value-type="float">
            <text:p>6.28131</text:p>
          </table:table-cell>
          <table:table-cell office:value-type="float" office:value="-0.929014" calcext:value-type="float">
            <text:p>-0.929014</text:p>
          </table:table-cell>
          <table:table-cell table:number-columns-repeated="2"/>
        </table:table-row>
        <table:table-row table:style-name="ro1">
          <table:table-cell office:value-type="float" office:value="6.28272" calcext:value-type="float">
            <text:p>6.28272</text:p>
          </table:table-cell>
          <table:table-cell office:value-type="float" office:value="-0.935225" calcext:value-type="float">
            <text:p>-0.9352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33:18.245164334</meta:creation-date>
    <dc:date>2017-07-24T12:02:04.812581419</dc:date>
    <meta:editing-duration>PT28M41S</meta:editing-duration>
    <meta:editing-cycles>9</meta:editing-cycles>
    <meta:generator>LibreOffice/5.1.6.2$Linux_X86_64 LibreOffice_project/10m0$Build-2</meta:generator>
    <meta:document-statistic meta:table-count="7" meta:cell-count="2468" meta:object-count="0"/>
  </office:meta>
</office:document-meta>
</file>